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0868in" table:align="left"/>
    </style:style>
    <style:style style:name="Table1.A" style:family="table-column">
      <style:table-column-properties style:column-width="2.0868in"/>
    </style:style>
    <style:style style:name="Table1.1" style:family="table-row">
      <style:table-row-properties fo:background-color="#f1f1f1">
        <style:background-image/>
      </style:table-row-properties>
    </style:style>
    <style:style style:name="Table1.A1" style:family="table-cell">
      <style:table-cell-properties style:vertical-align="middle" fo:padding="0in" fo:border="none"/>
    </style:style>
    <style:style style:name="Table1.2" style:family="table-row">
      <style:table-row-properties fo:background-color="#ffffff">
        <style:background-image/>
      </style:table-row-properties>
    </style:style>
    <style:style style:name="Table2" style:family="table">
      <style:table-properties style:width="2.0868in" table:align="left"/>
    </style:style>
    <style:style style:name="Table2.A" style:family="table-column">
      <style:table-column-properties style:column-width="2.0868in"/>
    </style:style>
    <style:style style:name="Table2.1" style:family="table-row">
      <style:table-row-properties fo:background-color="#f1f1f1">
        <style:background-image/>
      </style:table-row-properties>
    </style:style>
    <style:style style:name="Table2.A1" style:family="table-cell">
      <style:table-cell-properties style:vertical-align="middle" fo:padding="0in" fo:border="none"/>
    </style:style>
    <style:style style:name="Table2.2" style:family="table-row">
      <style:table-row-properties fo:background-color="#ffffff">
        <style:background-image/>
      </style:table-row-properties>
    </style:style>
    <style:style style:name="Table3" style:family="table">
      <style:table-properties style:width="6.0063in" table:align="left"/>
    </style:style>
    <style:style style:name="Table3.A" style:family="table-column">
      <style:table-column-properties style:column-width="0.3778in"/>
    </style:style>
    <style:style style:name="Table3.B" style:family="table-column">
      <style:table-column-properties style:column-width="5.6285in"/>
    </style:style>
    <style:style style:name="Table3.1" style:family="table-row">
      <style:table-row-properties fo:background-color="#f1f1f1">
        <style:background-image/>
      </style:table-row-properties>
    </style:style>
    <style:style style:name="Table3.A1" style:family="table-cell">
      <style:table-cell-properties style:vertical-align="middle" fo:padding="0in" fo:border="none"/>
    </style:style>
    <style:style style:name="Table3.2" style:family="table-row">
      <style:table-row-properties fo:background-color="#ffffff">
        <style:background-image/>
      </style:table-row-properties>
    </style:style>
    <style:style style:name="Table4" style:family="table">
      <style:table-properties style:width="6.6931in" table:align="left"/>
    </style:style>
    <style:style style:name="Table4.A" style:family="table-column">
      <style:table-column-properties style:column-width="1.4688in"/>
    </style:style>
    <style:style style:name="Table4.B" style:family="table-column">
      <style:table-column-properties style:column-width="5.2243in"/>
    </style:style>
    <style:style style:name="Table4.1" style:family="table-row">
      <style:table-row-properties fo:background-color="#ffffff">
        <style:background-image/>
      </style:table-row-properties>
    </style:style>
    <style:style style:name="Table4.A1" style:family="table-cell">
      <style:table-cell-properties style:vertical-align="middle" fo:padding="0in" fo:border="none"/>
    </style:style>
    <style:style style:name="Table4.2" style:family="table-row">
      <style:table-row-properties fo:background-color="#f1f1f1">
        <style:background-image/>
      </style:table-row-properties>
    </style:style>
    <style:style style:name="Table5" style:family="table">
      <style:table-properties style:width="6.4674in" table:align="left"/>
    </style:style>
    <style:style style:name="Table5.A" style:family="table-column">
      <style:table-column-properties style:column-width="1.1743in"/>
    </style:style>
    <style:style style:name="Table5.B" style:family="table-column">
      <style:table-column-properties style:column-width="1.3583in"/>
    </style:style>
    <style:style style:name="Table5.C" style:family="table-column">
      <style:table-column-properties style:column-width="1.641in"/>
    </style:style>
    <style:style style:name="Table5.D" style:family="table-column">
      <style:table-column-properties style:column-width="0.6736in"/>
    </style:style>
    <style:style style:name="Table5.E" style:family="table-column">
      <style:table-column-properties style:column-width="0.6479in"/>
    </style:style>
    <style:style style:name="Table5.F" style:family="table-column">
      <style:table-column-properties style:column-width="0.9722in"/>
    </style:style>
    <style:style style:name="Table5.1" style:family="table-row">
      <style:table-row-properties fo:background-color="#ffffff">
        <style:background-image/>
      </style:table-row-properties>
    </style:style>
    <style:style style:name="Table5.A1" style:family="table-cell">
      <style:table-cell-properties style:vertical-align="middle" fo:padding="0in" fo:border="none"/>
    </style:style>
    <style:style style:name="Table5.2" style:family="table-row">
      <style:table-row-properties fo:background-color="#f1f1f1">
        <style:background-image/>
      </style:table-row-properties>
    </style:style>
    <style:style style:name="Table6" style:family="table">
      <style:table-properties style:width="6.6931in" table:align="left"/>
    </style:style>
    <style:style style:name="Table6.A" style:family="table-column">
      <style:table-column-properties style:column-width="1.2403in"/>
    </style:style>
    <style:style style:name="Table6.B" style:family="table-column">
      <style:table-column-properties style:column-width="5.4528in"/>
    </style:style>
    <style:style style:name="Table6.1" style:family="table-row">
      <style:table-row-properties fo:background-color="#ffffff">
        <style:background-image/>
      </style:table-row-properties>
    </style:style>
    <style:style style:name="Table6.A1" style:family="table-cell">
      <style:table-cell-properties style:vertical-align="middle" fo:padding="0in" fo:border="none"/>
    </style:style>
    <style:style style:name="Table6.2" style:family="table-row">
      <style:table-row-properties fo:background-color="#f1f1f1">
        <style:background-image/>
      </style:table-row-properties>
    </style:style>
    <style:style style:name="Table7" style:family="table">
      <style:table-properties style:width="6.6931in" table:align="left"/>
    </style:style>
    <style:style style:name="Table7.A" style:family="table-column">
      <style:table-column-properties style:column-width="1.1924in"/>
    </style:style>
    <style:style style:name="Table7.B" style:family="table-column">
      <style:table-column-properties style:column-width="5.5007in"/>
    </style:style>
    <style:style style:name="Table7.1" style:family="table-row">
      <style:table-row-properties fo:background-color="#ffffff">
        <style:background-image/>
      </style:table-row-properties>
    </style:style>
    <style:style style:name="Table7.A1" style:family="table-cell">
      <style:table-cell-properties style:vertical-align="middle" fo:padding="0in" fo:border="none"/>
    </style:style>
    <style:style style:name="Table7.2" style:family="table-row">
      <style:table-row-properties fo:background-color="#f1f1f1">
        <style:background-image/>
      </style:table-row-properties>
    </style:style>
    <style:style style:name="Table8" style:family="table">
      <style:table-properties style:width="6.6931in" table:align="left"/>
    </style:style>
    <style:style style:name="Table8.A" style:family="table-column">
      <style:table-column-properties style:column-width="1.0833in"/>
    </style:style>
    <style:style style:name="Table8.B" style:family="table-column">
      <style:table-column-properties style:column-width="5.6097in"/>
    </style:style>
    <style:style style:name="Table8.1" style:family="table-row">
      <style:table-row-properties fo:background-color="#ffffff">
        <style:background-image/>
      </style:table-row-properties>
    </style:style>
    <style:style style:name="Table8.A1" style:family="table-cell">
      <style:table-cell-properties style:vertical-align="middle" fo:padding="0in" fo:border="none"/>
    </style:style>
    <style:style style:name="Table8.2" style:family="table-row">
      <style:table-row-properties fo:background-color="#f1f1f1">
        <style:background-image/>
      </style:table-row-properties>
    </style:style>
    <style:style style:name="Table9" style:family="table">
      <style:table-properties style:width="6.6931in" table:align="left"/>
    </style:style>
    <style:style style:name="Table9.A" style:family="table-column">
      <style:table-column-properties style:column-width="1.0528in"/>
    </style:style>
    <style:style style:name="Table9.B" style:family="table-column">
      <style:table-column-properties style:column-width="3.9931in"/>
    </style:style>
    <style:style style:name="Table9.C" style:family="table-column">
      <style:table-column-properties style:column-width="1.6472in"/>
    </style:style>
    <style:style style:name="Table9.1" style:family="table-row">
      <style:table-row-properties fo:background-color="#ffffff">
        <style:background-image/>
      </style:table-row-properties>
    </style:style>
    <style:style style:name="Table9.A1" style:family="table-cell">
      <style:table-cell-properties style:vertical-align="middle" fo:padding="0in" fo:border="none"/>
    </style:style>
    <style:style style:name="Table9.2" style:family="table-row">
      <style:table-row-properties fo:background-color="#f1f1f1">
        <style:background-image/>
      </style:table-row-properties>
    </style:style>
    <style:style style:name="Table9.C14" style:family="table-cell">
      <style:table-cell-properties fo:padding="0.0194in" fo:border="none"/>
    </style:style>
    <style:style style:name="Table10" style:family="table">
      <style:table-properties style:width="6.6931in" table:align="left"/>
    </style:style>
    <style:style style:name="Table10.A" style:family="table-column">
      <style:table-column-properties style:column-width="1.0306in"/>
    </style:style>
    <style:style style:name="Table10.B" style:family="table-column">
      <style:table-column-properties style:column-width="4.9694in"/>
    </style:style>
    <style:style style:name="Table10.C" style:family="table-column">
      <style:table-column-properties style:column-width="0.6931in"/>
    </style:style>
    <style:style style:name="Table10.1" style:family="table-row">
      <style:table-row-properties fo:background-color="#ffffff">
        <style:background-image/>
      </style:table-row-properties>
    </style:style>
    <style:style style:name="Table10.A1" style:family="table-cell">
      <style:table-cell-properties style:vertical-align="middle" fo:padding="0in" fo:border="none"/>
    </style:style>
    <style:style style:name="Table10.2" style:family="table-row">
      <style:table-row-properties fo:background-color="#f1f1f1">
        <style:background-image/>
      </style:table-row-properties>
    </style:style>
    <style:style style:name="Table10.C8" style:family="table-cell">
      <style:table-cell-properties fo:padding="0.0194in" fo:border="none"/>
    </style:style>
    <style:style style:name="Table11" style:family="table">
      <style:table-properties style:width="6.6931in" table:align="left"/>
    </style:style>
    <style:style style:name="Table11.A" style:family="table-column">
      <style:table-column-properties style:column-width="1.1451in"/>
    </style:style>
    <style:style style:name="Table11.B" style:family="table-column">
      <style:table-column-properties style:column-width="5.5479in"/>
    </style:style>
    <style:style style:name="Table11.1" style:family="table-row">
      <style:table-row-properties fo:background-color="#ffffff">
        <style:background-image/>
      </style:table-row-properties>
    </style:style>
    <style:style style:name="Table11.A1" style:family="table-cell">
      <style:table-cell-properties style:vertical-align="middle" fo:padding="0in" fo:border="none"/>
    </style:style>
    <style:style style:name="Table11.2" style:family="table-row">
      <style:table-row-properties fo:background-color="#f1f1f1">
        <style:background-image/>
      </style:table-row-properties>
    </style:style>
    <style:style style:name="P1" style:family="paragraph" style:parent-style-name="Standard">
      <style:paragraph-properties fo:text-align="start" style:justify-single-word="false"/>
      <style:text-properties fo:font-size="16pt" fo:font-weight="normal" officeooo:rsid="000e6a8f" officeooo:paragraph-rsid="000e6a8f" style:font-size-asian="14pt" style:font-weight-asian="normal" style:font-size-complex="16pt" style:font-weight-complex="normal"/>
    </style:style>
    <style:style style:name="P2" style:family="paragraph" style:parent-style-name="Standard">
      <style:paragraph-properties fo:text-align="start" style:justify-single-word="false"/>
      <style:text-properties fo:font-size="16pt" fo:font-weight="normal" officeooo:rsid="000e6a8f" officeooo:paragraph-rsid="000e751b" style:font-size-asian="14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0e751b" officeooo:paragraph-rsid="000e751b" style:font-size-asian="14pt" style:font-weight-asian="normal" style:font-size-complex="16pt" style:font-weight-complex="normal"/>
    </style:style>
    <style:style style:name="P4" style:family="paragraph" style:parent-style-name="Standard">
      <style:paragraph-properties fo:text-align="start" style:justify-single-word="false"/>
      <style:text-properties fo:font-size="16pt" fo:font-weight="normal" officeooo:rsid="000fd706" officeooo:paragraph-rsid="000fd706" style:font-size-asian="14pt" style:font-weight-asian="normal" style:font-size-complex="16pt" style:font-weight-complex="normal"/>
    </style:style>
    <style:style style:name="P5" style:family="paragraph" style:parent-style-name="Standard">
      <style:paragraph-properties fo:text-align="start" style:justify-single-word="false"/>
      <style:text-properties fo:font-size="16pt" fo:font-weight="normal" officeooo:rsid="00118648" officeooo:paragraph-rsid="00118648"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font-size="16pt" fo:font-weight="normal" officeooo:rsid="0013f8de" officeooo:paragraph-rsid="0013f8de"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font-size="16pt" fo:font-weight="normal" officeooo:rsid="00232a15" officeooo:paragraph-rsid="00232a15" style:font-size-asian="16pt" style:font-weight-asian="normal" style:font-size-complex="16pt" style:font-weight-complex="normal"/>
    </style:style>
    <style:style style:name="P8" style:family="paragraph" style:parent-style-name="Standard">
      <style:paragraph-properties fo:text-align="start" style:justify-single-word="false"/>
      <style:text-properties fo:font-size="16pt" fo:font-weight="bold" officeooo:rsid="000e6a8f" officeooo:paragraph-rsid="000e6a8f" style:font-size-asian="14pt" style:font-weight-asian="bold" style:font-size-complex="16pt" style:font-weight-complex="bold"/>
    </style:style>
    <style:style style:name="P9" style:family="paragraph" style:parent-style-name="Standard">
      <style:paragraph-properties fo:text-align="start" style:justify-single-word="false"/>
      <style:text-properties fo:font-size="16pt" fo:font-weight="bold" officeooo:rsid="000e6a8f" officeooo:paragraph-rsid="000e751b" style:font-size-asian="14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rsid="000e6a8f" officeooo:paragraph-rsid="000e751b" style:font-size-asian="14pt" style:font-weight-asian="bold" style:font-size-complex="16pt" style:font-weight-complex="bold"/>
    </style:style>
    <style:style style:name="P11" style:family="paragraph" style:parent-style-name="Standard">
      <style:paragraph-properties fo:text-align="start" style:justify-single-word="false"/>
      <style:text-properties fo:font-size="16pt" fo:font-weight="bold" officeooo:rsid="000e751b" officeooo:paragraph-rsid="000e751b" style:font-size-asian="14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00e751b" officeooo:paragraph-rsid="000e751b" style:font-size-asian="14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0fd706" officeooo:paragraph-rsid="000fd706"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6pt" fo:font-weight="bold" officeooo:rsid="000fd706" officeooo:paragraph-rsid="000fd706"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size="16pt" fo:font-weight="bold" officeooo:rsid="00118648" officeooo:paragraph-rsid="00118648" style:font-size-asian="14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18648" officeooo:paragraph-rsid="00118648" style:font-size-asian="14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013f8de" officeooo:paragraph-rsid="0013f8de" style:font-size-asian="14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015d48b" officeooo:paragraph-rsid="0015d48b" style:font-size-asian="14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019d015" officeooo:paragraph-rsid="0019d015" style:font-size-asian="14pt" style:font-weight-asian="bold" style:font-size-complex="16pt" style:font-weight-complex="bold"/>
    </style:style>
    <style:style style:name="P20" style:family="paragraph" style:parent-style-name="Standard">
      <style:paragraph-properties fo:text-align="start" style:justify-single-word="false"/>
      <style:text-properties fo:font-size="16pt" fo:font-weight="bold" officeooo:rsid="0019d015" officeooo:paragraph-rsid="0019d015" style:font-size-asian="14pt" style:font-weight-asian="bold" style:font-size-complex="16pt" style:font-weight-complex="bold"/>
    </style:style>
    <style:style style:name="P21" style:family="paragraph" style:parent-style-name="Standard">
      <style:paragraph-properties fo:text-align="start" style:justify-single-word="false"/>
      <style:text-properties fo:font-size="16pt" fo:font-weight="bold" officeooo:rsid="00232a15" officeooo:paragraph-rsid="00232a15" style:font-size-asian="16pt" style:font-weight-asian="bold" style:font-size-complex="16pt" style:font-weight-complex="bold"/>
    </style:style>
    <style:style style:name="P22" style:family="paragraph" style:parent-style-name="Standard">
      <style:paragraph-properties fo:text-align="start" style:justify-single-word="false"/>
      <style:text-properties fo:font-size="14pt" fo:font-weight="bold" officeooo:rsid="000e6a8f" officeooo:paragraph-rsid="000e6a8f"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normal" officeooo:rsid="000e6a8f" officeooo:paragraph-rsid="000e6a8f"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weight="normal" officeooo:rsid="00232a15" officeooo:paragraph-rsid="00232a15" style:font-weight-asian="normal" style:font-weight-complex="normal"/>
    </style:style>
    <style:style style:name="P25" style:family="paragraph" style:parent-style-name="Standard">
      <style:paragraph-properties fo:text-align="start" style:justify-single-word="false"/>
      <style:text-properties fo:font-weight="normal" officeooo:rsid="002474f4" officeooo:paragraph-rsid="002474f4" style:font-weight-asian="normal" style:font-weight-complex="normal"/>
    </style:style>
    <style:style style:name="P26" style:family="paragraph" style:parent-style-name="Standard">
      <style:paragraph-properties fo:text-align="start" style:justify-single-word="false"/>
      <style:text-properties fo:font-weight="normal" officeooo:rsid="002641a3" officeooo:paragraph-rsid="002641a3" style:font-weight-asian="normal" style:font-weight-complex="normal"/>
    </style:style>
    <style:style style:name="P27" style:family="paragraph" style:parent-style-name="Standard">
      <style:paragraph-properties fo:text-align="start" style:justify-single-word="false"/>
      <style:text-properties officeooo:paragraph-rsid="0013f8de"/>
    </style:style>
    <style:style style:name="P28" style:family="paragraph" style:parent-style-name="Standard">
      <style:paragraph-properties fo:text-align="start" style:justify-single-word="false"/>
      <style:text-properties officeooo:paragraph-rsid="00213225"/>
    </style:style>
    <style:style style:name="P29" style:family="paragraph" style:parent-style-name="Standard">
      <style:paragraph-properties fo:text-align="start" style:justify-single-word="false"/>
      <style:text-properties officeooo:paragraph-rsid="003aa8e2"/>
    </style:style>
    <style:style style:name="P30" style:family="paragraph" style:parent-style-name="Standard">
      <style:paragraph-properties fo:text-align="start" style:justify-single-word="false"/>
      <style:text-properties officeooo:paragraph-rsid="0047b77a"/>
    </style:style>
    <style:style style:name="P31" style:family="paragraph" style:parent-style-name="Standard">
      <style:paragraph-properties fo:text-align="center" style:justify-single-word="false"/>
      <style:text-properties fo:color="#000000" fo:font-size="14pt" officeooo:rsid="000e6a8f" officeooo:paragraph-rsid="000e6a8f" style:font-size-asian="12.25pt" style:font-size-complex="14pt"/>
    </style:style>
    <style:style style:name="P32" style:family="paragraph" style:parent-style-name="Standard">
      <style:paragraph-properties fo:text-align="center" style:justify-single-word="false"/>
      <style:text-properties fo:font-weight="bold" officeooo:rsid="00232a15" officeooo:paragraph-rsid="00232a15" style:font-weight-asian="bold" style:font-weight-complex="bold"/>
    </style:style>
    <style:style style:name="P33" style:family="paragraph" style:parent-style-name="Standard">
      <style:paragraph-properties fo:text-align="start" style:justify-single-word="false"/>
      <style:text-properties fo:font-weight="bold" officeooo:rsid="00232a15" officeooo:paragraph-rsid="00232a15" style:font-weight-asian="bold" style:font-weight-complex="bold"/>
    </style:style>
    <style:style style:name="P34" style:family="paragraph" style:parent-style-name="Standard">
      <style:paragraph-properties fo:text-align="center" style:justify-single-word="false"/>
      <style:text-properties fo:font-weight="bold" officeooo:rsid="002641a3" officeooo:paragraph-rsid="002641a3" style:font-weight-asian="bold" style:font-weight-complex="bold"/>
    </style:style>
    <style:style style:name="P3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118648" officeooo:paragraph-rsid="0013f8de" style:font-size-asian="16pt" style:font-weight-asian="normal" style:font-size-complex="16pt" style:font-weight-complex="normal"/>
    </style:style>
    <style:style style:name="P3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15d48b" officeooo:paragraph-rsid="0015d48b" style:font-size-asian="16pt" style:font-weight-asian="normal" style:font-size-complex="16pt" style:font-weight-complex="normal"/>
    </style:style>
    <style:style style:name="P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16f144" officeooo:paragraph-rsid="0016f144" style:font-size-asian="16pt" style:font-weight-asian="normal" style:font-size-complex="16pt" style:font-weight-complex="normal"/>
    </style:style>
    <style:style style:name="P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18490e" officeooo:paragraph-rsid="0018490e" style:font-size-asian="16pt" style:font-weight-asian="normal" style:font-size-complex="16pt" style:font-weight-complex="normal"/>
    </style:style>
    <style:style style:name="P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19d015" officeooo:paragraph-rsid="0019d015" style:font-size-asian="16pt" style:font-weight-asian="normal" style:font-size-complex="16pt" style:font-weight-complex="normal"/>
    </style:style>
    <style:style style:name="P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1ac28f" officeooo:paragraph-rsid="001ac28f" style:font-size-asian="16pt" style:font-weight-asian="normal" style:font-size-complex="16pt" style:font-weight-complex="normal"/>
    </style:style>
    <style:style style:name="P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036d335"/>
    </style:style>
    <style:style style:name="P42" style:family="paragraph" style:parent-style-name="Standard">
      <style:paragraph-properties fo:text-align="center" style:justify-single-word="false"/>
      <style:text-properties fo:font-variant="normal" fo:text-transform="none" fo:color="#000000" style:font-name="Liberation Serif" fo:font-size="16pt" fo:letter-spacing="normal" fo:font-style="normal" fo:font-weight="bold" officeooo:rsid="0015d48b" officeooo:paragraph-rsid="0015d48b" style:font-size-asian="16pt" style:font-weight-asian="bold" style:font-size-complex="16pt" style:font-weight-complex="bold"/>
    </style:style>
    <style:style style:name="P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5d48b" officeooo:paragraph-rsid="0015d48b" style:font-size-asian="16pt" style:font-weight-asian="bold" style:font-size-complex="16pt" style:font-weight-complex="bold"/>
    </style:style>
    <style:style style:name="P44" style:family="paragraph" style:parent-style-name="Standard">
      <style:paragraph-properties fo:text-align="center" style:justify-single-word="false"/>
      <style:text-properties fo:font-variant="normal" fo:text-transform="none" fo:color="#000000" style:font-name="Liberation Serif" fo:font-size="16pt" fo:letter-spacing="normal" fo:font-style="normal" fo:font-weight="bold" officeooo:rsid="0018490e" officeooo:paragraph-rsid="0018490e" style:font-size-asian="16pt" style:font-weight-asian="bold" style:font-size-complex="16pt" style:font-weight-complex="bold"/>
    </style:style>
    <style:style style:name="P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8490e" officeooo:paragraph-rsid="0018490e" style:font-size-asian="16pt" style:font-weight-asian="bold" style:font-size-complex="16pt" style:font-weight-complex="bold"/>
    </style:style>
    <style:style style:name="P46" style:family="paragraph" style:parent-style-name="Standard">
      <style:paragraph-properties fo:text-align="center" style:justify-single-word="false"/>
      <style:text-properties fo:font-variant="normal" fo:text-transform="none" fo:color="#000000" style:font-name="Liberation Serif" fo:font-size="16pt" fo:letter-spacing="normal" fo:font-style="normal" fo:font-weight="bold" officeooo:rsid="0019d015" officeooo:paragraph-rsid="0019d015" style:font-size-asian="16pt" style:font-weight-asian="bold" style:font-size-complex="16pt" style:font-weight-complex="bold"/>
    </style:style>
    <style:style style:name="P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19d015" officeooo:paragraph-rsid="0019d015" style:font-size-asian="16pt" style:font-weight-asian="bold" style:font-size-complex="16pt" style:font-weight-complex="bold"/>
    </style:style>
    <style:style style:name="P48"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1ac28f" officeooo:paragraph-rsid="001ac28f" style:font-size-asian="16pt" style:font-weight-asian="normal" style:font-size-complex="16pt" style:font-weight-complex="normal"/>
    </style:style>
    <style:style style:name="P49"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1c16c4" officeooo:paragraph-rsid="001c16c4" style:font-size-asian="16pt" style:font-weight-asian="normal" style:font-size-complex="16pt" style:font-weight-complex="normal"/>
    </style:style>
    <style:style style:name="P5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1dfdc6" officeooo:paragraph-rsid="001dfdc6" style:font-size-asian="16pt" style:font-weight-asian="normal" style:font-size-complex="16pt" style:font-weight-complex="normal"/>
    </style:style>
    <style:style style:name="P5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1f9210" officeooo:paragraph-rsid="001f9210" style:font-size-asian="16pt" style:font-weight-asian="normal" style:font-size-complex="16pt" style:font-weight-complex="normal"/>
    </style:style>
    <style:style style:name="P52"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13225" officeooo:paragraph-rsid="00213225" style:font-size-asian="16pt" style:font-weight-asian="normal" style:font-size-complex="16pt" style:font-weight-complex="normal"/>
    </style:style>
    <style:style style:name="P5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32a15" officeooo:paragraph-rsid="00232a15" style:font-size-asian="16pt" style:font-weight-asian="normal" style:font-size-complex="16pt" style:font-weight-complex="normal"/>
    </style:style>
    <style:style style:name="P54"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1e28f1" officeooo:paragraph-rsid="00232a15" style:font-size-asian="16pt" style:font-weight-asian="normal" style:font-size-complex="16pt" style:font-weight-complex="normal"/>
    </style:style>
    <style:style style:name="P5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1e28f1" officeooo:paragraph-rsid="002474f4" style:font-size-asian="16pt" style:font-weight-asian="normal" style:font-size-complex="16pt" style:font-weight-complex="normal"/>
    </style:style>
    <style:style style:name="P56"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474f4" officeooo:paragraph-rsid="002474f4" style:font-size-asian="16pt" style:font-weight-asian="normal" style:font-size-complex="16pt" style:font-weight-complex="normal"/>
    </style:style>
    <style:style style:name="P5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641a3" officeooo:paragraph-rsid="002641a3" style:font-size-asian="16pt" style:font-weight-asian="normal" style:font-size-complex="16pt" style:font-weight-complex="normal"/>
    </style:style>
    <style:style style:name="P58"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6aa37" officeooo:paragraph-rsid="0026aa37" style:font-size-asian="16pt" style:font-weight-asian="normal" style:font-size-complex="16pt" style:font-weight-complex="normal"/>
    </style:style>
    <style:style style:name="P59"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8e221" officeooo:paragraph-rsid="0028e221" style:font-size-asian="16pt" style:font-weight-asian="normal" style:font-size-complex="16pt" style:font-weight-complex="normal"/>
    </style:style>
    <style:style style:name="P6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8e221" officeooo:paragraph-rsid="002aed60" style:font-size-asian="16pt" style:font-weight-asian="normal" style:font-size-complex="16pt" style:font-weight-complex="normal"/>
    </style:style>
    <style:style style:name="P6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aed60" officeooo:paragraph-rsid="002aed60" style:font-size-asian="16pt" style:font-weight-asian="normal" style:font-size-complex="16pt" style:font-weight-complex="normal"/>
    </style:style>
    <style:style style:name="P62"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b52f3" officeooo:paragraph-rsid="002b52f3" style:font-size-asian="16pt" style:font-weight-asian="normal" style:font-size-complex="16pt" style:font-weight-complex="normal"/>
    </style:style>
    <style:style style:name="P6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c5c23" officeooo:paragraph-rsid="002c5c23" style:font-size-asian="16pt" style:font-weight-asian="normal" style:font-size-complex="16pt" style:font-weight-complex="normal"/>
    </style:style>
    <style:style style:name="P64"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d4d0b" officeooo:paragraph-rsid="002c5c23" style:font-size-asian="16pt" style:font-weight-asian="normal" style:font-size-complex="16pt" style:font-weight-complex="normal"/>
    </style:style>
    <style:style style:name="P6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d4d0b" officeooo:paragraph-rsid="002d4d0b" style:font-size-asian="16pt" style:font-weight-asian="normal" style:font-size-complex="16pt" style:font-weight-complex="normal"/>
    </style:style>
    <style:style style:name="P66"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d4d0b" officeooo:paragraph-rsid="002f1e7e" style:font-size-asian="16pt" style:font-weight-asian="normal" style:font-size-complex="16pt" style:font-weight-complex="normal"/>
    </style:style>
    <style:style style:name="P6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e9e1b" officeooo:paragraph-rsid="002e9e1b" style:font-size-asian="16pt" style:font-weight-asian="normal" style:font-size-complex="16pt" style:font-weight-complex="normal"/>
    </style:style>
    <style:style style:name="P68"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e9e1b" officeooo:paragraph-rsid="002f1e7e" style:font-size-asian="16pt" style:font-weight-asian="normal" style:font-size-complex="16pt" style:font-weight-complex="normal"/>
    </style:style>
    <style:style style:name="P69"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ecc3a" officeooo:paragraph-rsid="002ecc3a" style:font-size-asian="16pt" style:font-weight-asian="normal" style:font-size-complex="16pt" style:font-weight-complex="normal"/>
    </style:style>
    <style:style style:name="P7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f1e7e" officeooo:paragraph-rsid="002f1e7e" style:font-size-asian="16pt" style:font-weight-asian="normal" style:font-size-complex="16pt" style:font-weight-complex="normal"/>
    </style:style>
    <style:style style:name="P7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2f1e7e" officeooo:paragraph-rsid="0030e8ed" style:font-size-asian="16pt" style:font-weight-asian="normal" style:font-size-complex="16pt" style:font-weight-complex="normal"/>
    </style:style>
    <style:style style:name="P72"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0e8ed" officeooo:paragraph-rsid="0030e8ed" style:font-size-asian="16pt" style:font-weight-asian="normal" style:font-size-complex="16pt" style:font-weight-complex="normal"/>
    </style:style>
    <style:style style:name="P7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2e8b8" officeooo:paragraph-rsid="0032e8b8" style:font-size-asian="16pt" style:font-weight-asian="normal" style:font-size-complex="16pt" style:font-weight-complex="normal"/>
    </style:style>
    <style:style style:name="P74"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2e8b8" officeooo:paragraph-rsid="0036d335" style:font-size-asian="16pt" style:font-weight-asian="normal" style:font-size-complex="16pt" style:font-weight-complex="normal"/>
    </style:style>
    <style:style style:name="P7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32d84" officeooo:paragraph-rsid="00332d84" style:font-size-asian="16pt" style:font-weight-asian="normal" style:font-size-complex="16pt" style:font-weight-complex="normal"/>
    </style:style>
    <style:style style:name="P76"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4eb89" officeooo:paragraph-rsid="0034eb89" style:font-size-asian="16pt" style:font-weight-asian="normal" style:font-size-complex="16pt" style:font-weight-complex="normal"/>
    </style:style>
    <style:style style:name="P7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4eb89" officeooo:paragraph-rsid="003aa8e2" style:font-size-asian="16pt" style:font-weight-asian="normal" style:font-size-complex="16pt" style:font-weight-complex="normal"/>
    </style:style>
    <style:style style:name="P78"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6d335" officeooo:paragraph-rsid="0036d335" style:font-size-asian="16pt" style:font-weight-asian="normal" style:font-size-complex="16pt" style:font-weight-complex="normal"/>
    </style:style>
    <style:style style:name="P79"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6d335" officeooo:paragraph-rsid="0039c37a" style:font-size-asian="16pt" style:font-weight-asian="normal" style:font-size-complex="16pt" style:font-weight-complex="normal"/>
    </style:style>
    <style:style style:name="P8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aa8e2" officeooo:paragraph-rsid="003aa8e2" style:font-size-asian="16pt" style:font-weight-asian="normal" style:font-size-complex="16pt" style:font-weight-complex="normal"/>
    </style:style>
    <style:style style:name="P8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c52e5" officeooo:paragraph-rsid="003c52e5" style:font-size-asian="16pt" style:font-weight-asian="normal" style:font-size-complex="16pt" style:font-weight-complex="normal"/>
    </style:style>
    <style:style style:name="P82"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c52e5" officeooo:paragraph-rsid="003d386d" style:font-size-asian="16pt" style:font-weight-asian="normal" style:font-size-complex="16pt" style:font-weight-complex="normal"/>
    </style:style>
    <style:style style:name="P8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3ed6e1" officeooo:paragraph-rsid="003ed6e1" style:font-size-asian="16pt" style:font-weight-asian="normal" style:font-size-complex="16pt" style:font-weight-complex="normal"/>
    </style:style>
    <style:style style:name="P84"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1ca98" officeooo:paragraph-rsid="0041ca98" style:font-size-asian="16pt" style:font-weight-asian="normal" style:font-size-complex="16pt" style:font-weight-complex="normal"/>
    </style:style>
    <style:style style:name="P8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24bcb" officeooo:paragraph-rsid="00424bcb" style:font-size-asian="16pt" style:font-weight-asian="normal" style:font-size-complex="16pt" style:font-weight-complex="normal"/>
    </style:style>
    <style:style style:name="P86"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26e8e" officeooo:paragraph-rsid="00426e8e" style:font-size-asian="16pt" style:font-weight-asian="normal" style:font-size-complex="16pt" style:font-weight-complex="normal"/>
    </style:style>
    <style:style style:name="P8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3eb70" officeooo:paragraph-rsid="0043eb70" style:font-size-asian="16pt" style:font-weight-asian="normal" style:font-size-complex="16pt" style:font-weight-complex="normal"/>
    </style:style>
    <style:style style:name="P88"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5b02a" officeooo:paragraph-rsid="0045b02a" style:font-size-asian="16pt" style:font-weight-asian="normal" style:font-size-complex="16pt" style:font-weight-complex="normal"/>
    </style:style>
    <style:style style:name="P89"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61618" officeooo:paragraph-rsid="00461618" style:font-size-asian="16pt" style:font-weight-asian="normal" style:font-size-complex="16pt" style:font-weight-complex="normal"/>
    </style:style>
    <style:style style:name="P9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7b77a" officeooo:paragraph-rsid="0047b77a" style:font-size-asian="16pt" style:font-weight-asian="normal" style:font-size-complex="16pt" style:font-weight-complex="normal"/>
    </style:style>
    <style:style style:name="P9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paragraph-rsid="00213225" style:font-size-asian="16pt" style:font-size-complex="16pt"/>
    </style:style>
    <style:style style:name="P92"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1c16c4" officeooo:paragraph-rsid="001c16c4" style:font-size-asian="16pt" style:font-weight-asian="bold" style:font-size-complex="16pt" style:font-weight-complex="bold"/>
    </style:style>
    <style:style style:name="P9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1c16c4" officeooo:paragraph-rsid="001c16c4"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1dfdc6" officeooo:paragraph-rsid="001dfdc6" style:font-size-asian="16pt" style:font-weight-asian="bold" style:font-size-complex="16pt" style:font-weight-complex="bold"/>
    </style:style>
    <style:style style:name="P9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1dfdc6" officeooo:paragraph-rsid="001dfdc6" style:font-size-asian="16pt" style:font-weight-asian="bold" style:font-size-complex="16pt" style:font-weight-complex="bold"/>
    </style:style>
    <style:style style:name="P96"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13225" officeooo:paragraph-rsid="00213225" style:font-size-asian="16pt" style:font-weight-asian="bold" style:font-size-complex="16pt" style:font-weight-complex="bold"/>
    </style:style>
    <style:style style:name="P9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13225" officeooo:paragraph-rsid="00213225" style:font-size-asian="16pt" style:font-weight-asian="bold" style:font-size-complex="16pt" style:font-weight-complex="bold"/>
    </style:style>
    <style:style style:name="P98"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32a15" officeooo:paragraph-rsid="00232a15" style:font-size-asian="16pt" style:font-weight-asian="bold" style:font-size-complex="16pt" style:font-weight-complex="bold"/>
    </style:style>
    <style:style style:name="P99"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32a15" officeooo:paragraph-rsid="00232a15" style:font-size-asian="16pt" style:font-weight-asian="bold" style:font-size-complex="16pt" style:font-weight-complex="bold"/>
    </style:style>
    <style:style style:name="P10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1e28f1" officeooo:paragraph-rsid="00232a15" style:font-size-asian="16pt" style:font-weight-asian="bold" style:font-size-complex="16pt" style:font-weight-complex="bold"/>
    </style:style>
    <style:style style:name="P10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474f4" officeooo:paragraph-rsid="002474f4"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641a3" officeooo:paragraph-rsid="002641a3" style:font-size-asian="16pt" style:font-weight-asian="bold" style:font-size-complex="16pt" style:font-weight-complex="bold"/>
    </style:style>
    <style:style style:name="P10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641a3" officeooo:paragraph-rsid="002641a3"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6aa37" officeooo:paragraph-rsid="0026aa37" style:font-size-asian="16pt" style:font-weight-asian="bold" style:font-size-complex="16pt" style:font-weight-complex="bold"/>
    </style:style>
    <style:style style:name="P10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6aa37" officeooo:paragraph-rsid="0026aa37"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8e221" officeooo:paragraph-rsid="0028e221" style:font-size-asian="16pt" style:font-weight-asian="bold" style:font-size-complex="16pt" style:font-weight-complex="bold"/>
    </style:style>
    <style:style style:name="P10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8e221" officeooo:paragraph-rsid="0028e221" style:font-size-asian="16pt" style:font-weight-asian="bold" style:font-size-complex="16pt" style:font-weight-complex="bold"/>
    </style:style>
    <style:style style:name="P108"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aed60" officeooo:paragraph-rsid="002aed60"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b52f3" officeooo:paragraph-rsid="002b52f3" style:font-size-asian="16pt" style:font-weight-asian="bold" style:font-size-complex="16pt" style:font-weight-complex="bold"/>
    </style:style>
    <style:style style:name="P11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b52f3" officeooo:paragraph-rsid="002b52f3" style:font-size-asian="16pt" style:font-weight-asian="bold" style:font-size-complex="16pt" style:font-weight-complex="bold"/>
    </style:style>
    <style:style style:name="P11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c5c23" officeooo:paragraph-rsid="002c5c23" style:font-size-asian="16pt" style:font-weight-asian="bold" style:font-size-complex="16pt" style:font-weight-complex="bold"/>
    </style:style>
    <style:style style:name="P112"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c5c23" officeooo:paragraph-rsid="002c5c23" style:font-size-asian="16pt" style:font-weight-asian="bold" style:font-size-complex="16pt" style:font-weight-complex="bold"/>
    </style:style>
    <style:style style:name="P11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d4d0b" officeooo:paragraph-rsid="002d4d0b" style:font-size-asian="16pt" style:font-weight-asian="bold" style:font-size-complex="16pt" style:font-weight-complex="bold"/>
    </style:style>
    <style:style style:name="P114"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d4d0b" officeooo:paragraph-rsid="002d4d0b" style:font-size-asian="16pt" style:font-weight-asian="bold" style:font-size-complex="16pt" style:font-weight-complex="bold"/>
    </style:style>
    <style:style style:name="P11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e9e1b" officeooo:paragraph-rsid="002e9e1b" style:font-size-asian="16pt" style:font-weight-asian="bold" style:font-size-complex="16pt" style:font-weight-complex="bold"/>
    </style:style>
    <style:style style:name="P116"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ecc3a" officeooo:paragraph-rsid="002ecc3a" style:font-size-asian="16pt" style:font-weight-asian="bold" style:font-size-complex="16pt" style:font-weight-complex="bold"/>
    </style:style>
    <style:style style:name="P11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ecc3a" officeooo:paragraph-rsid="002ecc3a" style:font-size-asian="16pt" style:font-weight-asian="bold" style:font-size-complex="16pt" style:font-weight-complex="bold"/>
    </style:style>
    <style:style style:name="P118"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2f1e7e" officeooo:paragraph-rsid="002f1e7e" style:font-size-asian="16pt" style:font-weight-asian="bold" style:font-size-complex="16pt" style:font-weight-complex="bold"/>
    </style:style>
    <style:style style:name="P119"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2f1e7e" officeooo:paragraph-rsid="002f1e7e" style:font-size-asian="16pt" style:font-weight-asian="bold" style:font-size-complex="16pt" style:font-weight-complex="bold"/>
    </style:style>
    <style:style style:name="P12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30e8ed" officeooo:paragraph-rsid="0030e8ed" style:font-size-asian="16pt" style:font-weight-asian="bold" style:font-size-complex="16pt" style:font-weight-complex="bold"/>
    </style:style>
    <style:style style:name="P121"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30e8ed" officeooo:paragraph-rsid="0030e8ed" style:font-size-asian="16pt" style:font-weight-asian="bold" style:font-size-complex="16pt" style:font-weight-complex="bold"/>
    </style:style>
    <style:style style:name="P122"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32e8b8" officeooo:paragraph-rsid="0032e8b8" style:font-size-asian="16pt" style:font-weight-asian="bold" style:font-size-complex="16pt" style:font-weight-complex="bold"/>
    </style:style>
    <style:style style:name="P12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32e8b8" officeooo:paragraph-rsid="0032e8b8" style:font-size-asian="16pt" style:font-weight-asian="bold" style:font-size-complex="16pt" style:font-weight-complex="bold"/>
    </style:style>
    <style:style style:name="P124"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332d84" officeooo:paragraph-rsid="00332d84" style:font-size-asian="16pt" style:font-weight-asian="bold" style:font-size-complex="16pt" style:font-weight-complex="bold"/>
    </style:style>
    <style:style style:name="P12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36d335" officeooo:paragraph-rsid="0036d335" style:font-size-asian="16pt" style:font-weight-asian="bold" style:font-size-complex="16pt" style:font-weight-complex="bold"/>
    </style:style>
    <style:style style:name="P126"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3aa8e2" officeooo:paragraph-rsid="003aa8e2" style:font-size-asian="16pt" style:font-weight-asian="bold" style:font-size-complex="16pt" style:font-weight-complex="bold"/>
    </style:style>
    <style:style style:name="P127"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3c52e5" officeooo:paragraph-rsid="003c52e5" style:font-size-asian="16pt" style:font-weight-asian="bold" style:font-size-complex="16pt" style:font-weight-complex="bold"/>
    </style:style>
    <style:style style:name="P128"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3c52e5" officeooo:paragraph-rsid="003c52e5" style:font-size-asian="16pt" style:font-weight-asian="bold" style:font-size-complex="16pt" style:font-weight-complex="bold"/>
    </style:style>
    <style:style style:name="P129"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3ed6e1" officeooo:paragraph-rsid="003ed6e1" style:font-size-asian="16pt" style:font-weight-asian="bold" style:font-size-complex="16pt" style:font-weight-complex="bold"/>
    </style:style>
    <style:style style:name="P13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3ed6e1" officeooo:paragraph-rsid="003ed6e1" style:font-size-asian="16pt" style:font-weight-asian="bold" style:font-size-complex="16pt" style:font-weight-complex="bold"/>
    </style:style>
    <style:style style:name="P13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3fd9af" officeooo:paragraph-rsid="003fd9af" style:font-size-asian="16pt" style:font-weight-asian="bold" style:font-size-complex="16pt" style:font-weight-complex="bold"/>
    </style:style>
    <style:style style:name="P132"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41ca98" officeooo:paragraph-rsid="0041ca98" style:font-size-asian="16pt" style:font-weight-asian="bold" style:font-size-complex="16pt" style:font-weight-complex="bold"/>
    </style:style>
    <style:style style:name="P133"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41ca98" officeooo:paragraph-rsid="0041ca98" style:font-size-asian="16pt" style:font-weight-asian="bold" style:font-size-complex="16pt" style:font-weight-complex="bold"/>
    </style:style>
    <style:style style:name="P134"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424bcb" officeooo:paragraph-rsid="00424bcb" style:font-size-asian="16pt" style:font-weight-asian="bold" style:font-size-complex="16pt" style:font-weight-complex="bold"/>
    </style:style>
    <style:style style:name="P13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426e8e" officeooo:paragraph-rsid="00426e8e" style:font-size-asian="16pt" style:font-weight-asian="bold" style:font-size-complex="16pt" style:font-weight-complex="bold"/>
    </style:style>
    <style:style style:name="P136"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43eb70" officeooo:paragraph-rsid="0043eb70" style:font-size-asian="16pt" style:font-weight-asian="bold" style:font-size-complex="16pt" style:font-weight-complex="bold"/>
    </style:style>
    <style:style style:name="P13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43eb70" officeooo:paragraph-rsid="0043eb70" style:font-size-asian="16pt" style:font-weight-asian="bold" style:font-size-complex="16pt" style:font-weight-complex="bold"/>
    </style:style>
    <style:style style:name="P138"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461618" officeooo:paragraph-rsid="00461618" style:font-size-asian="16pt" style:font-weight-asian="bold" style:font-size-complex="16pt" style:font-weight-complex="bold"/>
    </style:style>
    <style:style style:name="P139"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461618" officeooo:paragraph-rsid="00461618" style:font-size-asian="16pt" style:font-weight-asian="bold" style:font-size-complex="16pt" style:font-weight-complex="bold"/>
    </style:style>
    <style:style style:name="P140"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47b77a" officeooo:paragraph-rsid="0047b77a" style:font-size-asian="16pt" style:font-weight-asian="bold" style:font-size-complex="16pt" style:font-weight-complex="bold"/>
    </style:style>
    <style:style style:name="P14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47b77a" officeooo:paragraph-rsid="0047b77a" style:font-size-asian="16pt" style:font-weight-asian="bold" style:font-size-complex="16pt" style:font-weight-complex="bold"/>
    </style:style>
    <style:style style:name="P142" style:family="paragraph" style:parent-style-name="Standard">
      <style:paragraph-properties fo:text-align="start" style:justify-single-word="false"/>
      <style:text-properties style:text-position="0% 100%" fo:font-size="16pt" officeooo:rsid="00232a15" officeooo:paragraph-rsid="00232a15" style:font-size-asian="16pt" style:font-size-complex="16pt"/>
    </style:style>
    <style:style style:name="P143" style:family="paragraph" style:parent-style-name="Standard">
      <style:paragraph-properties fo:text-align="start" style:justify-single-word="false"/>
      <style:text-properties style:text-position="0% 100%" fo:font-size="16pt" fo:font-weight="bold" officeooo:rsid="00232a15" officeooo:paragraph-rsid="00232a15" style:font-size-asian="16pt" style:font-weight-asian="bold" style:font-size-complex="16pt" style:font-weight-complex="bold"/>
    </style:style>
    <style:style style:name="P144" style:family="paragraph" style:parent-style-name="Standard">
      <style:paragraph-properties fo:text-align="center" style:justify-single-word="false"/>
      <style:text-properties style:text-position="0% 100%" fo:font-size="16pt" fo:font-weight="bold" officeooo:rsid="00232a15" officeooo:paragraph-rsid="00232a15" style:font-size-asian="16pt" style:font-weight-asian="bold" style:font-size-complex="16pt" style:font-weight-complex="bold"/>
    </style:style>
    <style:style style:name="P145" style:family="paragraph" style:parent-style-name="Standard">
      <style:paragraph-properties fo:text-align="start" style:justify-single-word="false"/>
      <style:text-properties style:text-position="0% 100%" fo:font-size="16pt" fo:font-weight="normal" officeooo:rsid="00232a15" officeooo:paragraph-rsid="00232a15" style:font-size-asian="16pt" style:font-weight-asian="normal" style:font-size-complex="16pt" style:font-weight-complex="normal"/>
    </style:style>
    <style:style style:name="P146" style:family="paragraph" style:parent-style-name="Standard">
      <style:paragraph-properties fo:text-align="start" style:justify-single-word="false"/>
      <style:text-properties style:text-position="0% 100%" fo:font-size="16pt" fo:font-weight="normal" officeooo:rsid="001e28f1" officeooo:paragraph-rsid="00232a15" style:font-size-asian="16pt" style:font-weight-asian="normal" style:font-size-complex="16pt" style:font-weight-complex="normal"/>
    </style:style>
    <style:style style:name="P147" style:family="paragraph" style:parent-style-name="Table_20_Contents">
      <style:paragraph-properties fo:text-align="start" style:justify-single-word="false"/>
    </style:style>
    <style:style style:name="P148" style:family="paragraph" style:parent-style-name="Table_20_Contents">
      <style:paragraph-properties fo:text-align="start" style:justify-single-word="false"/>
      <style:text-properties officeooo:paragraph-rsid="0036d335"/>
    </style:style>
    <style:style style:name="P149" style:family="paragraph" style:parent-style-name="Table_20_Contents">
      <style:paragraph-properties fo:text-align="start" style:justify-single-word="false"/>
      <style:text-properties fo:font-style="italic"/>
    </style:style>
    <style:style style:name="P150" style:family="paragraph" style:parent-style-name="Table_20_Contents">
      <style:text-properties fo:font-size="2pt" style:font-size-asian="2pt" style:font-size-complex="2pt"/>
    </style:style>
    <style:style style:name="P151" style:family="paragraph" style:parent-style-name="Table_20_Contents">
      <style:paragraph-properties fo:margin-top="0in" fo:margin-bottom="0.1965in" loext:contextual-spacing="false" fo:text-align="start" style:justify-single-word="false"/>
    </style:style>
    <style:style style:name="P152" style:family="paragraph" style:parent-style-name="Table_20_Heading">
      <style:paragraph-properties fo:text-align="start" style:justify-single-word="false"/>
    </style:style>
    <style:style style:name="P15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7b77a" officeooo:paragraph-rsid="0047b77a" style:font-size-asian="16pt" style:font-weight-asian="normal" style:font-size-complex="16pt" style:font-weight-complex="normal"/>
    </style:style>
    <style:style style:name="P154"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db4cf" officeooo:paragraph-rsid="004db4cf" style:font-size-asian="16pt" style:font-weight-asian="normal" style:font-size-complex="16pt" style:font-weight-complex="normal"/>
    </style:style>
    <style:style style:name="P15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db4cf" officeooo:paragraph-rsid="004f5826" style:font-size-asian="16pt" style:font-weight-asian="normal" style:font-size-complex="16pt" style:font-weight-complex="normal"/>
    </style:style>
    <style:style style:name="P156"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4fba20" officeooo:paragraph-rsid="004fba20" style:font-size-asian="16pt" style:font-weight-asian="normal" style:font-size-complex="16pt" style:font-weight-complex="normal"/>
    </style:style>
    <style:style style:name="P15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50c79a" officeooo:paragraph-rsid="0050c79a" style:font-size-asian="16pt" style:font-weight-asian="normal" style:font-size-complex="16pt" style:font-weight-complex="normal"/>
    </style:style>
    <style:style style:name="P158"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normal" officeooo:rsid="0050ec65" officeooo:paragraph-rsid="0050ec65" style:font-size-asian="16pt" style:font-weight-asian="normal" style:font-size-complex="16pt" style:font-weight-complex="normal"/>
    </style:style>
    <style:style style:name="P159"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4db4cf" officeooo:paragraph-rsid="004db4cf" style:font-size-asian="16pt" style:font-weight-asian="bold" style:font-size-complex="16pt" style:font-weight-complex="bold"/>
    </style:style>
    <style:style style:name="P160"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4db4cf" officeooo:paragraph-rsid="004db4cf" style:font-size-asian="16pt" style:font-weight-asian="bold" style:font-size-complex="16pt" style:font-weight-complex="bold"/>
    </style:style>
    <style:style style:name="P161"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4db4cf" officeooo:paragraph-rsid="004f5826" style:font-size-asian="16pt" style:font-weight-asian="bold" style:font-size-complex="16pt" style:font-weight-complex="bold"/>
    </style:style>
    <style:style style:name="P162"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4f5826" officeooo:paragraph-rsid="004f5826" style:font-size-asian="16pt" style:font-weight-asian="bold" style:font-size-complex="16pt" style:font-weight-complex="bold"/>
    </style:style>
    <style:style style:name="P163"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4f5826" officeooo:paragraph-rsid="004f5826" style:font-size-asian="16pt" style:font-weight-asian="bold" style:font-size-complex="16pt" style:font-weight-complex="bold"/>
    </style:style>
    <style:style style:name="P164"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4fba20" officeooo:paragraph-rsid="004fba20" style:font-size-asian="16pt" style:font-weight-asian="bold" style:font-size-complex="16pt" style:font-weight-complex="bold"/>
    </style:style>
    <style:style style:name="P165"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50c79a" officeooo:paragraph-rsid="0050c79a" style:font-size-asian="16pt" style:font-weight-asian="bold" style:font-size-complex="16pt" style:font-weight-complex="bold"/>
    </style:style>
    <style:style style:name="P166"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50c79a" officeooo:paragraph-rsid="0050c79a" style:font-size-asian="16pt" style:font-weight-asian="bold" style:font-size-complex="16pt" style:font-weight-complex="bold"/>
    </style:style>
    <style:style style:name="P167"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50ec65" officeooo:paragraph-rsid="0050ec65" style:font-size-asian="16pt" style:font-weight-asian="bold" style:font-size-complex="16pt" style:font-weight-complex="bold"/>
    </style:style>
    <style:style style:name="P168"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font-style="normal" fo:font-weight="bold" officeooo:rsid="0050ec65" officeooo:paragraph-rsid="0050ec65" style:font-size-asian="16pt" style:font-weight-asian="bold" style:font-size-complex="16pt" style:font-weight-complex="bold"/>
    </style:style>
    <style:style style:name="P169" style:family="paragraph" style:parent-style-name="Standard">
      <style:paragraph-properties fo:text-align="center" style:justify-single-word="false"/>
      <style:text-properties fo:font-variant="normal" fo:text-transform="none" fo:color="#000000" style:text-position="0% 100%" style:font-name="Liberation Serif" fo:font-size="16pt" fo:letter-spacing="normal" fo:font-style="normal" fo:font-weight="bold" officeooo:rsid="0052ad48" officeooo:paragraph-rsid="0052ad48" style:font-size-asian="16pt" style:font-weight-asian="bold" style:font-size-complex="16pt" style:font-weight-complex="bold"/>
    </style:style>
    <style:style style:name="P170" style:family="paragraph" style:parent-style-name="Standard">
      <style:paragraph-properties fo:text-align="start" style:justify-single-word="false"/>
      <style:text-properties fo:font-weight="normal" officeooo:rsid="004fba20" officeooo:paragraph-rsid="004fba20" style:font-weight-asian="normal" style:font-weight-complex="normal"/>
    </style:style>
    <style:style style:name="P171" style:family="paragraph" style:parent-style-name="Standard">
      <style:paragraph-properties fo:text-align="start" style:justify-single-word="false"/>
      <style:text-properties fo:font-weight="normal" officeooo:rsid="0050c79a" officeooo:paragraph-rsid="0050c79a" style:font-weight-asian="normal" style:font-weight-complex="normal"/>
    </style:style>
    <style:style style:name="P172" style:family="paragraph" style:parent-style-name="Standard">
      <style:paragraph-properties fo:text-align="start" style:justify-single-word="false"/>
      <style:text-properties officeooo:paragraph-rsid="004fba20"/>
    </style:style>
    <style:style style:name="P173" style:family="paragraph" style:parent-style-name="Standard">
      <style:paragraph-properties fo:text-align="start" style:justify-single-word="false"/>
      <style:text-properties fo:font-weight="bold" officeooo:rsid="004fba20" officeooo:paragraph-rsid="004fba20" style:font-weight-asian="bold" style:font-weight-complex="bold"/>
    </style:style>
    <style:style style:name="P174" style:family="paragraph" style:parent-style-name="Standard">
      <style:paragraph-properties fo:text-align="center" style:justify-single-word="false"/>
      <style:text-properties fo:font-weight="bold" officeooo:rsid="0050c79a" officeooo:paragraph-rsid="0050c79a" style:font-weight-asian="bold" style:font-weight-complex="bold"/>
    </style:style>
    <style:style style:name="P175" style:family="paragraph" style:parent-style-name="Standard">
      <style:paragraph-properties fo:text-align="start" style:justify-single-word="false"/>
      <style:text-properties fo:font-weight="bold" officeooo:rsid="0050c79a" officeooo:paragraph-rsid="0050c79a" style:font-weight-asian="bold" style:font-weight-complex="bold"/>
    </style:style>
    <style:style style:name="T1" style:family="text">
      <style:text-properties officeooo:rsid="000e6a8f"/>
    </style:style>
    <style:style style:name="T2" style:family="text">
      <style:text-properties fo:font-weight="normal" style:font-weight-asian="normal" style:font-weight-complex="normal"/>
    </style:style>
    <style:style style:name="T3" style:family="text">
      <style:text-properties fo:font-weight="normal" officeooo:rsid="004f5826" style:font-weight-asian="normal" style:font-weight-complex="normal"/>
    </style:style>
    <style:style style:name="T4" style:family="text">
      <style:text-properties officeooo:rsid="000e751b"/>
    </style:style>
    <style:style style:name="T5" style:family="text">
      <style:text-properties fo:font-size="16pt" fo:font-weight="normal" officeooo:rsid="0013f8de" style:font-size-asian="14pt" style:font-weight-asian="normal" style:font-size-complex="16pt" style:font-weight-complex="normal"/>
    </style:style>
    <style:style style:name="T6" style:family="text">
      <style:text-properties fo:font-size="16pt" fo:font-weight="bold" style:font-size-asian="16pt" style:font-weight-asian="bold" style:font-size-complex="16pt" style:font-weight-complex="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variant="normal" fo:text-transform="none" fo:color="#000000" style:font-name="Liberation Serif" fo:letter-spacing="normal" fo:font-style="normal" style:font-size-asian="16pt"/>
    </style:style>
    <style:style style:name="T10" style:family="text">
      <style:text-properties fo:font-variant="normal" fo:text-transform="none" fo:color="#000000" style:font-name="Liberation Serif" fo:letter-spacing="normal" fo:font-style="normal" officeooo:rsid="00118648" style:font-size-asian="16pt"/>
    </style:style>
    <style:style style:name="T11" style:family="text">
      <style:text-properties fo:font-variant="normal" fo:text-transform="none" fo:color="#000000" style:font-name="Liberation Serif" fo:letter-spacing="normal" fo:font-style="normal" officeooo:rsid="001ac28f" style:font-size-asian="16pt"/>
    </style:style>
    <style:style style:name="T12" style:family="text">
      <style:text-properties fo:font-variant="normal" fo:text-transform="none" fo:color="#000000" style:font-name="Liberation Serif" fo:letter-spacing="normal" fo:font-style="normal" fo:font-weight="normal" style:font-size-asian="16pt" style:font-weight-asian="normal" style:font-weight-complex="normal"/>
    </style:style>
    <style:style style:name="T13" style:family="text">
      <style:text-properties fo:font-variant="normal" fo:text-transform="none" fo:color="#000000" style:font-name="Liberation Serif" fo:font-size="16pt" fo:letter-spacing="normal" fo:font-style="normal" fo:font-weight="normal" officeooo:rsid="0013f8de" style:font-size-asian="16pt" style:font-weight-asian="normal" style:font-size-complex="16pt" style:font-weight-complex="normal"/>
    </style:style>
    <style:style style:name="T14" style:family="text">
      <style:text-properties fo:font-variant="normal" fo:text-transform="none" fo:color="#000000" style:font-name="Liberation Serif" fo:font-size="16pt" fo:letter-spacing="normal" fo:font-style="normal" fo:font-weight="normal" officeooo:rsid="0013f8de" style:font-size-asian="16pt" style:font-style-asian="normal" style:font-weight-asian="normal" style:font-size-complex="16pt" style:font-style-complex="normal" style:font-weight-complex="normal"/>
    </style:style>
    <style:style style:name="T15" style:family="text">
      <style:text-properties fo:font-variant="normal" fo:text-transform="none" fo:color="#000000" style:font-name="Liberation Serif" fo:font-size="16pt" fo:letter-spacing="normal" fo:font-style="normal" fo:font-weight="normal" style:font-size-asian="16pt" style:font-size-complex="16pt"/>
    </style:style>
    <style:style style:name="T16" style:family="text">
      <style:text-properties fo:font-variant="normal" fo:text-transform="none" fo:color="#000000" style:font-name="Liberation Serif" fo:font-size="16pt" fo:letter-spacing="normal" fo:font-style="normal" fo:font-weight="normal" officeooo:rsid="00480591" style:font-size-asian="16pt" style:font-size-complex="16pt"/>
    </style:style>
    <style:style style:name="T17" style:family="text">
      <style:text-properties fo:font-variant="normal" fo:text-transform="none" fo:color="#000000" style:font-name="Liberation Serif" fo:font-size="16pt" fo:letter-spacing="normal" fo:font-weight="normal" officeooo:rsid="0013f8de" style:font-size-asian="16pt" style:font-weight-asian="normal" style:font-size-complex="16pt" style:font-weight-complex="normal"/>
    </style:style>
    <style:style style:name="T18" style:family="text">
      <style:text-properties fo:font-variant="normal" fo:text-transform="none" fo:color="#000000" style:text-position="0% 100%" style:font-name="Liberation Serif" fo:letter-spacing="normal" fo:font-style="normal" fo:font-weight="normal" style:font-size-asian="16pt" style:font-weight-asian="normal" style:font-weight-complex="normal"/>
    </style:style>
    <style:style style:name="T19" style:family="text">
      <style:text-properties fo:font-variant="normal" fo:text-transform="none" fo:color="#000000" style:text-position="0% 100%" style:font-name="Liberation Serif" fo:letter-spacing="normal" fo:font-style="normal" style:font-size-asian="16pt"/>
    </style:style>
    <style:style style:name="T20" style:family="text">
      <style:text-properties fo:font-variant="normal" fo:text-transform="none" fo:color="#000000" style:text-position="0% 100%" style:font-name="Liberation Serif" fo:font-size="16pt" fo:letter-spacing="normal" fo:font-style="normal" fo:font-weight="normal" officeooo:rsid="00213225" style:font-size-asian="16pt" style:font-weight-asian="normal" style:font-size-complex="16pt" style:font-weight-complex="normal"/>
    </style:style>
    <style:style style:name="T21" style:family="text">
      <style:text-properties fo:font-variant="normal" fo:text-transform="none" fo:color="#000000" style:text-position="0% 100%" style:font-name="Liberation Serif" fo:font-size="16pt" fo:letter-spacing="normal" fo:font-style="normal" fo:font-weight="normal" officeooo:rsid="003aa8e2" style:font-size-asian="16pt" style:font-weight-asian="normal" style:font-size-complex="16pt" style:font-weight-complex="normal"/>
    </style:style>
    <style:style style:name="T22" style:family="text">
      <style:text-properties fo:font-variant="normal" fo:text-transform="none" fo:color="#000000" style:text-position="0% 100%" style:font-name="Liberation Serif" fo:font-size="16pt" fo:letter-spacing="normal" fo:font-style="normal" fo:font-weight="normal" officeooo:rsid="0047b77a" style:font-size-asian="16pt" style:font-weight-asian="normal" style:font-size-complex="16pt" style:font-weight-complex="normal"/>
    </style:style>
    <style:style style:name="T23" style:family="text">
      <style:text-properties fo:font-variant="normal" fo:text-transform="none" fo:color="#000000" style:text-position="0% 100%" style:font-name="Liberation Serif" fo:font-size="16pt" fo:letter-spacing="normal" fo:font-style="normal" fo:font-weight="normal" officeooo:rsid="00480591" style:font-size-asian="16pt" style:font-weight-asian="normal" style:font-size-complex="16pt" style:font-weight-complex="normal"/>
    </style:style>
    <style:style style:name="T24" style:family="text">
      <style:text-properties fo:font-variant="normal" fo:text-transform="none" fo:color="#000000" style:text-position="0% 100%" style:font-name="Liberation Serif" fo:font-size="16pt" fo:letter-spacing="normal" fo:font-style="normal" fo:font-weight="normal" style:font-size-asian="16pt" style:font-size-complex="16pt"/>
    </style:style>
    <style:style style:name="T25" style:family="text">
      <style:text-properties fo:font-variant="normal" fo:text-transform="none" fo:color="#000000" style:text-position="0% 100%" style:font-name="Liberation Serif" fo:font-size="16pt" fo:letter-spacing="normal" fo:font-style="normal" fo:font-weight="normal" officeooo:rsid="00213225" style:font-size-asian="16pt" style:font-size-complex="16pt"/>
    </style:style>
    <style:style style:name="T26" style:family="text">
      <style:text-properties fo:font-variant="normal" fo:text-transform="none" fo:color="#000000" style:text-position="0% 100%" style:font-name="Liberation Serif" fo:font-size="16pt" fo:letter-spacing="normal" fo:font-style="normal" style:font-size-asian="16pt" style:font-size-complex="16pt"/>
    </style:style>
    <style:style style:name="T27" style:family="text">
      <style:text-properties fo:font-variant="normal" fo:text-transform="none" fo:color="#000000" style:text-position="0% 100%" style:font-name="Liberation Serif" fo:font-size="16pt" fo:letter-spacing="normal" fo:font-style="normal" officeooo:rsid="001e28f1" style:font-size-asian="16pt" style:font-size-complex="16pt"/>
    </style:style>
    <style:style style:name="T28" style:family="text">
      <style:text-properties fo:font-variant="normal" fo:text-transform="none" fo:color="#000000" style:text-position="0% 100%" style:font-name="Liberation Serif" fo:font-size="16pt" fo:letter-spacing="normal" fo:font-style="normal" officeooo:rsid="002036cb" style:font-size-asian="16pt" style:font-size-complex="16pt"/>
    </style:style>
    <style:style style:name="T29" style:family="text">
      <style:text-properties fo:font-variant="normal" fo:text-transform="none" fo:color="#000000" style:text-position="0% 100%" style:font-name="Liberation Serif" fo:font-size="16pt" fo:letter-spacing="normal" fo:font-style="normal" officeooo:rsid="0022278d" style:font-size-asian="16pt" style:font-size-complex="16pt"/>
    </style:style>
    <style:style style:name="T30" style:family="text">
      <style:text-properties fo:font-variant="normal" fo:text-transform="none" fo:color="#000000" style:text-position="0% 100%" style:font-name="Liberation Serif" fo:font-size="16pt" fo:letter-spacing="normal" fo:font-style="normal" fo:font-weight="bold" style:font-size-asian="16pt" style:font-weight-asian="bold" style:font-size-complex="16pt" style:font-weight-complex="bold"/>
    </style:style>
    <style:style style:name="T31" style:family="text">
      <style:text-properties fo:font-variant="normal" fo:text-transform="none" fo:color="#000000" style:text-position="0% 100%" style:font-name="Liberation Serif" fo:font-size="16pt" fo:letter-spacing="normal" fo:font-style="normal" fo:font-weight="bold" officeooo:rsid="004fba20" style:font-size-asian="16pt" style:font-weight-asian="bold" style:font-size-complex="16pt" style:font-weight-complex="bold"/>
    </style:style>
    <style:style style:name="T32" style:family="text">
      <style:text-properties officeooo:rsid="00118648"/>
    </style:style>
    <style:style style:name="T33" style:family="text">
      <style:text-properties style:font-name="Liberation Serif" fo:font-size="16pt" fo:font-weight="normal" officeooo:rsid="0013f8de" style:font-size-asian="16pt" style:font-weight-asian="normal" style:font-size-complex="16pt" style:font-weight-complex="normal"/>
    </style:style>
    <style:style style:name="T34" style:family="text">
      <style:text-properties style:font-name="Liberation Serif" fo:font-size="16pt" officeooo:rsid="00480591" style:font-size-asian="16pt" style:font-size-complex="16pt"/>
    </style:style>
    <style:style style:name="T35" style:family="text">
      <style:text-properties style:text-position="0% 100%"/>
    </style:style>
    <style:style style:name="T36" style:family="text">
      <style:text-properties style:text-position="0% 100%" officeooo:rsid="001e28f1"/>
    </style:style>
    <style:style style:name="T37" style:family="text">
      <style:text-properties style:text-position="0% 100%" officeooo:rsid="002036cb"/>
    </style:style>
    <style:style style:name="T38" style:family="text">
      <style:text-properties style:text-position="0% 100%" officeooo:rsid="0034eb89" style:font-size-asian="16pt" style:font-weight-asian="normal" style:font-size-complex="16pt" style:font-weight-complex="normal"/>
    </style:style>
    <style:style style:name="T39" style:family="text">
      <style:text-properties style:text-position="0% 100%" officeooo:rsid="0036d335" style:font-size-asian="16pt" style:font-weight-asian="normal" style:font-size-complex="16pt" style:font-weight-complex="normal"/>
    </style:style>
    <style:style style:name="T40" style:family="text">
      <style:text-properties officeooo:rsid="0028a930"/>
    </style:style>
    <style:style style:name="T41" style:family="text">
      <style:text-properties officeooo:rsid="002aed60"/>
    </style:style>
    <style:style style:name="T42" style:family="text">
      <style:text-properties officeooo:rsid="002d4d0b"/>
    </style:style>
    <style:style style:name="T43" style:family="text">
      <style:text-properties officeooo:rsid="002e9e1b"/>
    </style:style>
    <style:style style:name="T44" style:family="text">
      <style:text-properties officeooo:rsid="002ecc3a"/>
    </style:style>
    <style:style style:name="T45" style:family="text">
      <style:text-properties officeooo:rsid="002f1e7e"/>
    </style:style>
    <style:style style:name="T46" style:family="text">
      <style:text-properties officeooo:rsid="0036d335"/>
    </style:style>
    <style:style style:name="T47" style:family="text">
      <style:text-properties officeooo:rsid="0039c37a"/>
    </style:style>
    <style:style style:name="T48" style:family="text">
      <style:text-properties officeooo:rsid="003aa8e2"/>
    </style:style>
    <style:style style:name="T49" style:family="text">
      <style:text-properties officeooo:rsid="003ed6e1"/>
    </style:style>
    <style:style style:name="T50" style:family="text">
      <style:text-properties officeooo:rsid="0045b02a"/>
    </style:style>
    <style:style style:name="T51" style:family="text">
      <style:text-properties officeooo:rsid="00461618"/>
    </style:style>
    <style:style style:name="T52" style:family="text">
      <style:text-properties officeooo:rsid="004a9597"/>
    </style:style>
    <style:style style:name="T53" style:family="text">
      <style:text-properties officeooo:rsid="004bd154"/>
    </style:style>
    <style:style style:name="T54" style:family="text">
      <style:text-properties officeooo:rsid="004f58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6">Select <text:s/>Query</text:span><text:span text:style-name="T8"> </text:span></text:p>
      <text:p text:style-name="P22"/>
      <text:p text:style-name="P1">1 . <text:span text:style-name="T32">s</text:span>elect column_name, column_name from table_name ;</text:p>
      <text:p text:style-name="P1">2 . <text:span text:style-name="T32">s</text:span>elect * from table_name;</text:p>
      <text:p text:style-name="P1"/>
      <text:p text:style-name="P8">Description </text:p>
      <text:p text:style-name="P1">1 . This query gives you data from the table which column you selected.</text:p>
      <text:p text:style-name="P2">2. <text:s/>This query gives you all data from the table you selected.</text:p>
      <text:p text:style-name="P2"/>
      <text:p text:style-name="P11">Example :</text:p>
      <text:p text:style-name="P3">1. select CustomerName,city frm Customers ;</text:p>
      <text:p text:style-name="P3">2. select * from Customers;</text:p>
      <text:p text:style-name="P3"/>
      <text:p text:style-name="P10"><text:span text:style-name="T4">Distinct</text:span> <text:span text:style-name="T4">Query </text:span></text:p>
      <text:p text:style-name="P23"/>
      <text:p text:style-name="P2"><text:span text:style-name="T4">1. s</text:span>elect <text:span text:style-name="T4">distinct</text:span> column_name, column_name from table_name ;</text:p>
      <text:p text:style-name="P2"/>
      <text:p text:style-name="P9">Description </text:p>
      <text:p text:style-name="P3">1. This query will never give you duplicate data from the table that you selected.</text:p>
      <text:p text:style-name="P3"/>
      <text:p text:style-name="P11">Example :</text:p>
      <text:p text:style-name="P3">1. select distinct City from Customers ;</text:p>
      <text:p text:style-name="P3"/>
      <text:p text:style-name="P12">Where Query </text:p>
      <text:p text:style-name="P11"/>
      <text:p text:style-name="P3">1. <text:s/><text:span text:style-name="T1">Select column_name, column_name from table_name </text:span>where column_name operator value<text:span text:style-name="T1">;</text:span></text:p>
      <text:p text:style-name="P3"/>
      <text:p text:style-name="P11">Description : </text:p>
      <text:p text:style-name="P3">1. <text:s/>This query will give you selected data which fulfill the condition which is written after the where clause</text:p>
      <text:p text:style-name="P3"/>
      <text:p text:style-name="P11">Example : </text:p>
      <text:p text:style-name="P3">1. select * from Customers where Country = '' Bangladesh '' ;</text:p>
      <text:p text:style-name="P3"/>
      <text:p text:style-name="P13"/>
      <text:p text:style-name="P13"/>
      <text:p text:style-name="P13"/>
      <text:p text:style-name="P13"><text:soft-page-break/>And Or Query</text:p>
      <text:p text:style-name="P13"/>
      <text:p text:style-name="P4">1. select * from table_name where column_name operator value and column_name operator value ;</text:p>
      <text:p text:style-name="P4">2. select * from table_name where column_name operator value or column_name operator value ;</text:p>
      <text:p text:style-name="P4"/>
      <text:p text:style-name="P14">Description : </text:p>
      <text:p text:style-name="P4">1. This query will give you data which fulfill two condition.</text:p>
      <text:p text:style-name="P4">2. <text:s/>This query will give you data which fulfill any of one condition.</text:p>
      <text:p text:style-name="P4"/>
      <text:p text:style-name="P14">Example : </text:p>
      <text:p text:style-name="P5">1. <text:span text:style-name="T4">select * from Customers where Country = '' Bangladesh '' </text:span>and Country '' India '' ;</text:p>
      <text:p text:style-name="P5">2. <text:span text:style-name="T4">select * from Customers where Country = '' Bangladesh '' </text:span>or Country '' India '' ;</text:p>
      <text:p text:style-name="P5"/>
      <text:p text:style-name="P16">Order By Query </text:p>
      <text:p text:style-name="P16"/>
      <text:p text:style-name="P5">1. select column_name , column_name from table_name order by column_name asc,desc ;</text:p>
      <text:p text:style-name="P5"/>
      <text:p text:style-name="P15">Description :</text:p>
      <text:p text:style-name="P5">1. This will give you sorted data ascending or descending order.</text:p>
      <text:p text:style-name="P5"/>
      <text:p text:style-name="P15">Example :<text:span text:style-name="T2"> </text:span></text:p>
      <text:p text:style-name="P5">1. select * from Customer order by County asc ;</text:p>
      <text:p text:style-name="P5">2. select * from Customer order by Country desc ;</text:p>
      <text:p text:style-name="P5">3. select * from Customer order by Country , CustomerName;</text:p>
      <text:p text:style-name="P5">4. select * from Customer order by Country asc, CustomerName desc;</text:p>
      <text:p text:style-name="P5"/>
      <text:p text:style-name="P16">Insert Query</text:p>
      <text:p text:style-name="P16"/>
      <text:p text:style-name="P5">1. insert into table_name values (value1, value2,……..) ;</text:p>
      <text:p text:style-name="P5">2. insert into table_name (column_name,column_name,……) values (value1, value2, value3) ;</text:p>
      <text:p text:style-name="P5"/>
      <text:p text:style-name="P15"/>
      <text:p text:style-name="P15"/>
      <text:p text:style-name="P15"><text:soft-page-break/>Description :</text:p>
      <text:p text:style-name="P5">1. This query insert data into the table.</text:p>
      <text:p text:style-name="P5">2. This query also inset the data into the table but the difference is it specifies both the column name and the values.</text:p>
      <text:p text:style-name="P5"/>
      <text:p text:style-name="P15">Example :</text:p>
      <text:p text:style-name="P5">1. inset into Customers (CustomerName, Country) values (''Mijanur Rahaman '' , '' Bangladesh '') ;</text:p>
      <text:p text:style-name="P5"/>
      <text:p text:style-name="P17">Update Query :</text:p>
      <text:p text:style-name="P17"/>
      <text:p text:style-name="P27"><text:span text:style-name="T5">1. update</text:span><text:span text:style-name="T13"> </text:span><text:span text:style-name="Emphasis"><text:span text:style-name="T14">table_name set column1 </text:span></text:span><text:span text:style-name="T13">= </text:span><text:span text:style-name="Emphasis"><text:span text:style-name="T14">value1</text:span></text:span><text:span text:style-name="T13">, </text:span><text:span text:style-name="Emphasis"><text:span text:style-name="T14">column2 </text:span></text:span><text:span text:style-name="T13">= </text:span><text:span text:style-name="Emphasis"><text:span text:style-name="T14">value2</text:span></text:span><text:span text:style-name="T13">,...</text:span><text:span text:style-name="T33"><text:line-break/>where</text:span><text:span text:style-name="T13"> </text:span><text:span text:style-name="Emphasis"><text:span text:style-name="T14">some</text:span></text:span><text:span text:style-name="Emphasis"><text:span text:style-name="T17">_</text:span></text:span><text:span text:style-name="Emphasis"><text:span text:style-name="T14">column </text:span></text:span><text:span text:style-name="T13">= </text:span><text:span text:style-name="Emphasis"><text:span text:style-name="T14">some</text:span></text:span><text:span text:style-name="Emphasis"><text:span text:style-name="T17">_</text:span></text:span><text:span text:style-name="Emphasis"><text:span text:style-name="T14">value</text:span></text:span><text:span text:style-name="T13">;</text:span></text:p>
      <text:p text:style-name="P6"/>
      <text:p text:style-name="P6"><text:span text:style-name="T8">Description</text:span> :</text:p>
      <text:p text:style-name="P6">1. This query will update the data of the table which is selected.</text:p>
      <text:p text:style-name="P6">2. For this query where condition is must.</text:p>
      <text:p text:style-name="P6">3. This query work with the data of the table.</text:p>
      <text:p text:style-name="P6"/>
      <text:p text:style-name="P6"><text:span text:style-name="T8">Example</text:span> : </text:p>
      <text:p text:style-name="P6">1. update<text:span text:style-name="T10"> Customers </text:span><text:span text:style-name="T9">set</text:span><text:span text:style-name="T10"> ContactName='</text:span><text:span text:style-name="T9">''</text:span><text:span text:style-name="T10"> </text:span><text:span text:style-name="T9">Mijanur Rahaman ''</text:span><text:span text:style-name="T10">, City = </text:span><text:span text:style-name="T9">'' Rangpur </text:span><text:span text:style-name="T10">'</text:span><text:span text:style-name="T9">'</text:span><text:span text:style-name="T10"> </text:span><text:span text:style-name="T9">where</text:span><text:span text:style-name="T10"> CustomerName= '</text:span><text:span text:style-name="T9">'</text:span><text:span text:style-name="T10"> </text:span><text:span text:style-name="T9">Rashel Mahmud </text:span><text:span text:style-name="T10">'</text:span><text:span text:style-name="T9">' </text:span><text:span text:style-name="T10">;</text:span></text:p>
      <text:p text:style-name="P35"/>
      <text:p text:style-name="P18"><text:span text:style-name="T10">D</text:span><text:span text:style-name="T9">elete query : </text:span></text:p>
      <text:p text:style-name="P42"/>
      <text:p text:style-name="P36">1. delete from table_name where some_column = some_value ;</text:p>
      <text:p text:style-name="P36">2. delete from table_name ;</text:p>
      <text:p text:style-name="P36">3. delete * from table_name ;</text:p>
      <text:p text:style-name="P36"/>
      <text:p text:style-name="P43">Description :</text:p>
      <text:p text:style-name="P36">1. This query delete a particular row in the table.</text:p>
      <text:p text:style-name="P36">2. This query will delete all the data from the table.</text:p>
      <text:p text:style-name="P36">3. This query will delete all the data from the table.</text:p>
      <text:p text:style-name="P37">4. This query work with the data of the table.</text:p>
      <text:p text:style-name="P36"/>
      <text:p text:style-name="P43">Example :</text:p>
      <text:p text:style-name="P36">1. delete from Customer where CustomerName = '' Mijan '' and ContactName = '' Mim '' ;</text:p>
      <text:p text:style-name="P36"/>
      <text:p text:style-name="P44"><text:soft-page-break/>Limit Query :</text:p>
      <text:p text:style-name="P44"/>
      <text:p text:style-name="P38">1. select * from table_name limit value ;</text:p>
      <text:p text:style-name="P38"/>
      <text:p text:style-name="P45">Description :</text:p>
      <text:p text:style-name="P38">1. This query will give you top data from your table according to you value in the query.</text:p>
      <text:p text:style-name="P38"/>
      <text:p text:style-name="P45">Example :</text:p>
      <text:p text:style-name="P38">1. select * from Customer limit 10;</text:p>
      <text:p text:style-name="P38"/>
      <text:p text:style-name="P19"><text:span text:style-name="T11">Wildcard</text:span><text:span text:style-name="T9"> Query :</text:span></text:p>
      <text:p text:style-name="P46"/>
      <text:p text:style-name="P39">1. select column_name from table_name where column_name like pattern ;</text:p>
      <text:p text:style-name="P39"/>
      <text:p text:style-name="P47">Description :</text:p>
      <text:p text:style-name="P39">1. This query will give you data which math with the pattern.</text:p>
      <text:p text:style-name="P39">2. s% means something start with s.</text:p>
      <text:p text:style-name="P39">3. %s means something ends with s.</text:p>
      <text:p text:style-name="P39">4. %land% means something containing in the data.</text:p>
      <text:p text:style-name="P40">5. ''_land'' means something start with anything but after the first letter it contains land;</text:p>
      <text:p text:style-name="P40">6. ''M_j_n '' means start with M but in the _ space there can be anything.</text:p>
      <text:p text:style-name="P39"/>
      <text:p text:style-name="P47">Example :</text:p>
      <text:p text:style-name="P20"><text:span text:style-name="T12">1. select * from Customer </text:span><text:span text:style-name="T9"><text:s/></text:span><text:span text:style-name="T18">like %jan% ;</text:span></text:p>
      <text:p text:style-name="P20"><text:span text:style-name="T18">2. select * from Customer not</text:span><text:span text:style-name="T19"> </text:span><text:span text:style-name="T18">like %jan% ;</text:span></text:p>
      <text:p text:style-name="P48">3. select * from Customer like ''_ijan '' ;</text:p>
      <text:p text:style-name="P48">4. select * from Customer like '' M_j_n '' ;</text:p>
      <text:p text:style-name="P48"/>
      <text:p text:style-name="P92">In Query :</text:p>
      <text:p text:style-name="P92"/>
      <text:p text:style-name="P49">1. select column_name from table_name where column_name in (value1,value2) ;</text:p>
      <text:p text:style-name="P49"/>
      <text:p text:style-name="P93">Description :</text:p>
      <text:p text:style-name="P49">1. This query will give you data where name contains value1 , value2.</text:p>
      <text:p text:style-name="P49"/>
      <text:p text:style-name="P93"><text:soft-page-break/>Example :</text:p>
      <text:p text:style-name="P49">1. select * from Customer where City in ('' Dahaka '', '' Rangpur '') ;</text:p>
      <text:p text:style-name="P92"/>
      <text:p text:style-name="P94">Between Query</text:p>
      <text:p text:style-name="P94"/>
      <text:p text:style-name="P50">1. select column_name from table_name where column_name between value1 and value2 ;</text:p>
      <text:p text:style-name="P50"/>
      <text:p text:style-name="P95">Description :</text:p>
      <text:p text:style-name="P50">1. This query will give you data including value1 and value2 and also the data between them</text:p>
      <text:p text:style-name="P50"/>
      <text:p text:style-name="P95">Example :</text:p>
      <text:p text:style-name="P50">1. select * from Products where Price between 10 and 20 ;</text:p>
      <text:p text:style-name="P50">2. select * from Products where Price not between 10 and 20 ;</text:p>
      <text:p text:style-name="P50">3. select * from Products where (Price between 10 and 20) and not Category in (1,2,3) ;</text:p>
      <text:p text:style-name="P51">4. select * from products where ProductName between '' C '' and '' M '' ;</text:p>
      <text:p text:style-name="P51">5. select * from products where ProductName not between '' C '' and '' M '' ;</text:p>
      <text:p text:style-name="P28"><text:span text:style-name="T20">6. select</text:span><text:span text:style-name="T24"> * </text:span><text:span text:style-name="T25">from</text:span><text:span text:style-name="T24"> Orders </text:span><text:span text:style-name="T25">where</text:span><text:span text:style-name="T24"> OrderDate </text:span><text:span text:style-name="T25">between</text:span><text:span text:style-name="T24"> #07/04/1996# AND #07/09/1996# ;</text:span></text:p>
      <text:p text:style-name="P91"/>
      <text:p text:style-name="P96">Aliases Query</text:p>
      <text:p text:style-name="P96"/>
      <text:p text:style-name="P52">1. select column_name as alias_name from table_name ;</text:p>
      <text:p text:style-name="P52"/>
      <text:p text:style-name="P97">Description : </text:p>
      <text:p text:style-name="P52">1. This query will give a temporary name of your column.</text:p>
      <text:p text:style-name="P52"/>
      <text:p text:style-name="P97">Example :</text:p>
      <text:p text:style-name="P52">1. select CustomerName as name from Customer ;</text:p>
      <text:p text:style-name="P52"/>
      <text:p text:style-name="P98">Inner Join Query :</text:p>
      <text:p text:style-name="P99"/>
      <text:p text:style-name="P142">1. select Customer.CustomerName Order.OrderId from Customer inner join Order on Customer.CustomerId = Order.OrderId ;</text:p>
      <text:p text:style-name="P142"/>
      <text:p text:style-name="P142"/>
      <text:p text:style-name="P143"><text:soft-page-break/>Description :</text:p>
      <text:p text:style-name="P145">1. This query join two table according to the condition which written on the last.</text:p>
      <text:p text:style-name="P145"/>
      <text:p text:style-name="P143">Example : </text:p>
      <text:p text:style-name="P145">1. select Customer.CustomerName Order.OrderId from Customer inner join Order on Customer.CustomerId = Order.OrderId ;</text:p>
      <text:p text:style-name="P145"/>
      <text:p text:style-name="P144">Left Inner Join Query </text:p>
      <text:p text:style-name="P144"/>
      <text:p text:style-name="P7"><text:span text:style-name="T35">1. </text:span><text:span text:style-name="T36">select Customers.CustomerName, Orders.OrderId from Customers left </text:span><text:span text:style-name="T37">joi</text:span><text:span text:style-name="T36">n Orders on Customers.CustomerID = Orders.CustomerID;</text:span></text:p>
      <text:p text:style-name="P146"/>
      <text:p text:style-name="P21"><text:span text:style-name="T36">D</text:span><text:span text:style-name="T35">escription : </text:span></text:p>
      <text:p text:style-name="P53">1. This query join two table according to the condition but difference is this query include all data from the left table.</text:p>
      <text:p text:style-name="P53"/>
      <text:p text:style-name="P99">Example : </text:p>
      <text:p text:style-name="P24"><text:span text:style-name="T26">1. </text:span><text:span text:style-name="T27">select Customers.CustomerName, Orders.OrderId from Customers left </text:span><text:span text:style-name="T28">joi</text:span><text:span text:style-name="T27">n Orders on Customers.CustomerID = Orders.CustomerID;</text:span></text:p>
      <text:p text:style-name="P54"/>
      <text:p text:style-name="P32"><text:span text:style-name="T27">R</text:span><text:span text:style-name="T26">ight Inner Join Query</text:span></text:p>
      <text:p text:style-name="P98"/>
      <text:p text:style-name="P24"><text:span text:style-name="T26">1. </text:span><text:span text:style-name="T27">select Customers.CustomerName, Orders.OrderId from Customers </text:span><text:span text:style-name="T28">right</text:span><text:span text:style-name="T27"> join Orders on Customers.CustomerID = Orders.CustomerID ;</text:span></text:p>
      <text:p text:style-name="P54"/>
      <text:p text:style-name="P33"><text:span text:style-name="T27">D</text:span><text:span text:style-name="T26">escription :</text:span></text:p>
      <text:p text:style-name="P53">1. This query join two table according to the condition but difference is this query include all data from the right table.</text:p>
      <text:p text:style-name="P53"/>
      <text:p text:style-name="P98">Full Join</text:p>
      <text:p text:style-name="P98"/>
      <text:p text:style-name="P24"><text:span text:style-name="T26">1. </text:span><text:span text:style-name="T27">select Customers.CustomerName, Orders.OrderId from Customers </text:span><text:span text:style-name="T29">left</text:span><text:span text:style-name="T27"> join Orders on Customers.CustomerID = Orders.CustomerID </text:span><text:span text:style-name="T29">union </text:span><text:span text:style-name="T27">select Customers.CustomerName, Orders.OrderId from Customers </text:span><text:span text:style-name="T29">right</text:span><text:span text:style-name="T27"> join Orders on Customers.CustomerID = Orders.CustomerID;</text:span></text:p>
      <text:p text:style-name="P54"/>
      <text:p text:style-name="P100"/>
      <text:p text:style-name="P100"/>
      <text:p text:style-name="P33"><text:soft-page-break/><text:span text:style-name="T27">D</text:span><text:span text:style-name="T26">escription :</text:span></text:p>
      <text:p text:style-name="P53">1. This query join the all data from the two table.</text:p>
      <text:p text:style-name="P56">2. We use union as a addition.</text:p>
      <text:p text:style-name="P53"/>
      <text:p text:style-name="P101">Example :</text:p>
      <text:p text:style-name="P25"><text:span text:style-name="T26">1. </text:span><text:span text:style-name="T27">select Customers.CustomerName, Orders.OrderId from Customers </text:span><text:span text:style-name="T29">left</text:span><text:span text:style-name="T27"> join Orders on Customers.CustomerID = Orders.CustomerID </text:span><text:span text:style-name="T29">union </text:span><text:span text:style-name="T27">select Customers.CustomerName, Orders.OrderId from Customers </text:span><text:span text:style-name="T29">right</text:span><text:span text:style-name="T27"> join Orders on Customers.CustomerID = Orders.CustomerID;</text:span></text:p>
      <text:p text:style-name="P55"/>
      <text:p text:style-name="P34"><text:span text:style-name="T27">U</text:span><text:span text:style-name="T26">nion Query</text:span></text:p>
      <text:p text:style-name="P102"/>
      <text:p text:style-name="P57">1. select column_name from table1 union select column_name from table2 ;</text:p>
      <text:p text:style-name="P57">2. select column_name from table1 union all select column_name from table2 ;</text:p>
      <text:p text:style-name="P57"/>
      <text:p text:style-name="P103">Description :</text:p>
      <text:p text:style-name="P57">1. This query add distinct data from the two table.</text:p>
      <text:p text:style-name="P57">2. This query add all data (without distinct) data from the two table.</text:p>
      <text:p text:style-name="P57"/>
      <text:p text:style-name="P26"><text:span text:style-name="T30">Example : </text:span><text:span text:style-name="T26"><text:s/></text:span></text:p>
      <text:p text:style-name="P57">1. select City from Customers union select City from Suppliers order by City ;</text:p>
      <text:p text:style-name="P57">2. select City from Customers union all select City from Suppliers order by City ;</text:p>
      <text:p text:style-name="P57"/>
      <text:p text:style-name="P104">Insert Into Query</text:p>
      <text:p text:style-name="P104"/>
      <text:p text:style-name="P58">1. insert into table2 (column_name,column_name) select column_name1, column_name2 from table_name1;</text:p>
      <text:p text:style-name="P58"/>
      <text:p text:style-name="P105">Description :</text:p>
      <text:p text:style-name="P58">1. This query will copy data from one table to another table,</text:p>
      <text:p text:style-name="P58"/>
      <text:p text:style-name="P105">Example :</text:p>
      <text:p text:style-name="P58">1. insert into Customer (CustomerName, Country) select SuppliersName , Country from Suppliers where Country = '' Germany '' ;</text:p>
      <text:p text:style-name="P58"/>
      <text:p text:style-name="P104"><text:soft-page-break/>Create DB Query</text:p>
      <text:p text:style-name="P104"/>
      <text:p text:style-name="P58">1. create database database_name ;</text:p>
      <text:p text:style-name="P58"/>
      <text:p text:style-name="P105">Description : </text:p>
      <text:p text:style-name="P58">1. This query will make a database for you.</text:p>
      <text:p text:style-name="P58"/>
      <text:p text:style-name="P105">Example :</text:p>
      <text:p text:style-name="P58">1. create database CustomerInformation ;</text:p>
      <text:p text:style-name="P58"/>
      <text:p text:style-name="P104">Create Table Query</text:p>
      <text:p text:style-name="P58"/>
      <text:p text:style-name="P58">1. create table table_name (col<text:span text:style-name="T40">u</text:span>mn_name1 data_type (size), column_name2 data_type (size)……..);</text:p>
      <text:p text:style-name="P58"/>
      <text:p text:style-name="P105">Description :</text:p>
      <text:p text:style-name="P58">1. This query will make a table for you according to the table name and the data type.</text:p>
      <text:p text:style-name="P58"/>
      <text:p text:style-name="P105">Example :</text:p>
      <text:p text:style-name="P58">1. <text:span text:style-name="T40">create table Customer (Customer name varchar (10), CustomerId int) ;</text:span></text:p>
      <text:p text:style-name="P58"/>
      <text:p text:style-name="P106">Constrains</text:p>
      <text:p text:style-name="P106"/>
      <text:p text:style-name="P59">1. create table table_name ( column_name1 data_type (size) constraint_name , <text:s/>column_name2 data_type (size) constraint_name, column_name3 data_type (size) constraint_name……….) ;</text:p>
      <text:p text:style-name="P59"/>
      <text:p text:style-name="P107">Description :</text:p>
      <text:p text:style-name="P59">1. This query will create a table with some constrains .</text:p>
      <text:p text:style-name="P59"/>
      <text:p text:style-name="P107">Example : </text:p>
      <text:p text:style-name="P59">1. create table Customer (CutomerName int primary key,……..) ;</text:p>
      <text:p text:style-name="P59"/>
      <text:p text:style-name="P106">Not Null Query</text:p>
      <text:p text:style-name="P106"/>
      <text:p text:style-name="P59">1. create table table_name (Column_name data_type (size) not null,……) ;</text:p>
      <text:p text:style-name="P59"/>
      <text:p text:style-name="P59"/>
      <text:p text:style-name="P107"><text:soft-page-break/>Description :</text:p>
      <text:p text:style-name="P59">1. This query will make a table with a column name and you can never add a null value in that column.</text:p>
      <text:p text:style-name="P59"/>
      <text:p text:style-name="P107">Example :</text:p>
      <text:p text:style-name="P59">1. create table Customer (CustomerId int not null, ………) ;</text:p>
      <text:p text:style-name="P59"/>
      <text:p text:style-name="P106">Unique Query</text:p>
      <text:p text:style-name="P106"/>
      <text:p text:style-name="P59">1. create table table_name (column_name data_type (size) unique,…….) ;</text:p>
      <text:p text:style-name="P59"/>
      <text:p text:style-name="P107">Description : </text:p>
      <text:p text:style-name="P59">1. This query will make a column and it will be uni<text:span text:style-name="T41">quely identified.</text:span></text:p>
      <text:p text:style-name="P59"/>
      <text:p text:style-name="P108">Example :</text:p>
      <text:p text:style-name="P60">1. create table Customer (CustomerId int <text:span text:style-name="T41">unique</text:span>, ………) ;</text:p>
      <text:p text:style-name="P61">2. alter table Customer add unique (CustomerId,……) ;</text:p>
      <text:p text:style-name="P61">3. alter table Customer drop index uc_CustomerId ;</text:p>
      <text:p text:style-name="P61"/>
      <text:p text:style-name="P109">Primary Key Query</text:p>
      <text:p text:style-name="P109"/>
      <text:p text:style-name="P62">1. create table table_name (column_name1 int primary key,……) ;</text:p>
      <text:p text:style-name="P62"/>
      <text:p text:style-name="P110">Description :</text:p>
      <text:p text:style-name="P62">1. This query will make a column in the table and you can't never add a duplicate value in that column.</text:p>
      <text:p text:style-name="P62"/>
      <text:p text:style-name="P110">Example :</text:p>
      <text:p text:style-name="P62">1. create table Customer ( CustomerId int primary key,…….) ;</text:p>
      <text:p text:style-name="P62">2. alter table Customer add primary key (CustomerId) ;</text:p>
      <text:p text:style-name="P62">3. alter table Customer drop primary key (CustomerId) ;</text:p>
      <text:p text:style-name="P62"/>
      <text:p text:style-name="P109">Foreign Key Query</text:p>
      <text:p text:style-name="P109"/>
      <text:p text:style-name="P62">1. create table table_name (CustomerId int, foreign key (CustomerId) references Suppliers (S_ID) ) ;</text:p>
      <text:p text:style-name="P62"/>
      <text:p text:style-name="P110">Description :</text:p>
      <text:p text:style-name="P63">1. This query will make a foreign key.</text:p>
      <text:p text:style-name="P111"><text:soft-page-break/>Example : </text:p>
      <text:p text:style-name="P63">1. create table Customer (CustomerId <text:s/>int , ….,foreign key (CutomerId) references by Suppliers (P_ID) ;</text:p>
      <text:p text:style-name="P63"/>
      <text:p text:style-name="P112">Check Query</text:p>
      <text:p text:style-name="P112"/>
      <text:p text:style-name="P63">1. create table table_name (column_name1 , ……..,check (column_name &gt;0) ) ;</text:p>
      <text:p text:style-name="P64"/>
      <text:p text:style-name="P113">Description :</text:p>
      <text:p text:style-name="P65">1. This query will check a condition before inserting a data into the database.</text:p>
      <text:p text:style-name="P65"/>
      <text:p text:style-name="P113">Example :</text:p>
      <text:p text:style-name="P65">1. create table Customer ( CustomerId int , check (CustomerId &gt;0)) ;</text:p>
      <text:p text:style-name="P65"/>
      <text:p text:style-name="P114">Default Query</text:p>
      <text:p text:style-name="P114"/>
      <text:p text:style-name="P66">1. create table Customer <text:span text:style-name="T43">(CustomerId int , City varchar(size) default '' Rangpur '' </text:span>);</text:p>
      <text:p text:style-name="P65"/>
      <text:p text:style-name="P115">Description : </text:p>
      <text:p text:style-name="P67">1. This query will make a default value for the column .</text:p>
      <text:p text:style-name="P67"/>
      <text:p text:style-name="P115">Example :</text:p>
      <text:p text:style-name="P68">1. <text:span text:style-name="T42">create table Customer </text:span>(CustomerId int , <text:span text:style-name="T45">City</text:span> <text:span text:style-name="T44">varchar (25)</text:span> default <text:span text:style-name="T45">'' Rangpur ''</text:span> <text:span text:style-name="T42">);</text:span></text:p>
      <text:p text:style-name="P67">2. alter table Customer <text:span text:style-name="T45">City</text:span> set d<text:span text:style-name="T45">efault '' Rangput ''</text:span> ;</text:p>
      <text:p text:style-name="P68">3. alter table Customer alter <text:span text:style-name="T45">City</text:span> drop default ;</text:p>
      <text:p text:style-name="P67"/>
      <text:p text:style-name="P116">Index Query</text:p>
      <text:p text:style-name="P116"/>
      <text:p text:style-name="P69">1. create index index_name on table_name ( column_name );</text:p>
      <text:p text:style-name="P69"/>
      <text:p text:style-name="P117">Description :</text:p>
      <text:p text:style-name="P69">1. This query will make a index for the particular table.</text:p>
      <text:p text:style-name="P69"/>
      <text:p text:style-name="P117">Example :</text:p>
      <text:p text:style-name="P69">1. create index Pindex on Persons ( LastName ) ;</text:p>
      <text:p text:style-name="P118"><text:soft-page-break/>Drop Query</text:p>
      <text:p text:style-name="P70"/>
      <text:p text:style-name="P70">1. <text:s/>alter table table_name drop index index_name ;</text:p>
      <text:p text:style-name="P70">2. drop table table_name ;</text:p>
      <text:p text:style-name="P70">3. drop database database_name ;</text:p>
      <text:p text:style-name="P70">4. truncate table table_name ;</text:p>
      <text:p text:style-name="P70"/>
      <text:p text:style-name="P119">Description : </text:p>
      <text:p text:style-name="P70">1. This query will drop the index.</text:p>
      <text:p text:style-name="P70">2. This query will drop table.</text:p>
      <text:p text:style-name="P70">3. This query will drop the database.</text:p>
      <text:p text:style-name="P70">4. This query will delete all the data from the table but never drop the table.</text:p>
      <text:p text:style-name="P70"/>
      <text:p text:style-name="P119">Example :</text:p>
      <text:p text:style-name="P70">1. <text:s/>alter table table_name drop index index_name ;</text:p>
      <text:p text:style-name="P70">2. drop table table_name ;</text:p>
      <text:p text:style-name="P70">3. drop database database_name ;</text:p>
      <text:p text:style-name="P70">4. truncate table table_name ;</text:p>
      <text:p text:style-name="P70"/>
      <text:p text:style-name="P118">Alter Query</text:p>
      <text:p text:style-name="P118"/>
      <text:p text:style-name="P70">1. alter table table_name add column_name data_type ;</text:p>
      <text:p text:style-name="P72">2. alter table table_name drop column column_name ;</text:p>
      <text:p text:style-name="P72"/>
      <text:p text:style-name="P120">Description :</text:p>
      <text:p text:style-name="P72">1. This query will add a column in the table .</text:p>
      <text:p text:style-name="P72">2. This query will drop a column from the table.</text:p>
      <text:p text:style-name="P72">3. Alter work with the table not the data of the table.</text:p>
      <text:p text:style-name="P72"/>
      <text:p text:style-name="P120">Example :</text:p>
      <text:p text:style-name="P71">1. alter table table_name add column_name data_type ;</text:p>
      <text:p text:style-name="P72">2. alter table table_name drop column column_name ;</text:p>
      <text:p text:style-name="P72"/>
      <text:p text:style-name="P121">Auto Increment Query</text:p>
      <text:p text:style-name="P121"/>
      <text:p text:style-name="P72">1. create table table_name ( id int not null primary key auto_increment , …..) ;</text:p>
      <text:p text:style-name="P72"/>
      <text:p text:style-name="P120"><text:soft-page-break/>Description : </text:p>
      <text:p text:style-name="P72">1. This query will make a column the data of that column will be automatically increment.</text:p>
      <text:p text:style-name="P72"/>
      <text:p text:style-name="P72"><text:span text:style-name="T8">Example :</text:span> <text:s/></text:p>
      <text:p text:style-name="P72">1. create table Customer ( CusomterId int not null primary key auto_increment, ………) ;</text:p>
      <text:p text:style-name="P72"/>
      <text:p text:style-name="P122">View Query </text:p>
      <text:p text:style-name="P73"/>
      <text:p text:style-name="P73">1. create view view_name as select * from table_name ;</text:p>
      <text:p text:style-name="P75">2. drop view view_name ;</text:p>
      <text:p text:style-name="P73"/>
      <text:p text:style-name="P73"><text:span text:style-name="T8">Description :</text:span> </text:p>
      <text:p text:style-name="P73">1. This query will make a copy of that table which you select and copy all the data from that .</text:p>
      <text:p text:style-name="P73"/>
      <text:p text:style-name="P123">Example : </text:p>
      <text:p text:style-name="P73">1. create view Temporary_Information as select * from Customer ;</text:p>
      <text:p text:style-name="P75">2. drop view view_name ;</text:p>
      <text:p text:style-name="P75"/>
      <text:p text:style-name="P124">Date Query</text:p>
      <text:p text:style-name="P124"/>
      <text:p text:style-name="P76">1. now() ; </text:p>
      <text:p text:style-name="P76">2. curdate() ;</text:p>
      <text:p text:style-name="P76">3. curtime() ;</text:p>
      <text:p text:style-name="P41"><text:span text:style-name="T38">4. </text:span><text:span text:style-name="T39">date (date);</text:span><text:span text:style-name="T38"> </text:span></text:p>
      <text:p text:style-name="P76">5. extract(<text:span text:style-name="T46">unit from date</text:span>) ;</text:p>
      <text:p text:style-name="P76">6. date_add(<text:span text:style-name="T46">date, interval expr type</text:span>) ;</text:p>
      <text:p text:style-name="P77">7. date_sub(<text:span text:style-name="T46">date, interval expr type</text:span>) ;</text:p>
      <text:p text:style-name="P76">8. <text:span text:style-name="T46">datediff(date1, date2) <text:s/>;</text:span></text:p>
      <text:p text:style-name="P78">9. date_format(<text:span text:style-name="T48">date, format</text:span>) ;</text:p>
      <text:p text:style-name="P78"/>
      <text:p text:style-name="P125">Description :</text:p>
      <text:p text:style-name="P78">1. This query return the current date and time.</text:p>
      <text:p text:style-name="P78">2. This query return the current date.</text:p>
      <text:p text:style-name="P78">3. This query return the current time.</text:p>
      <text:p text:style-name="P78">4. This query extracts the date part of a date or date or date/time expression.</text:p>
      <text:p text:style-name="P78"><text:soft-page-break/>5. This query return a single part of date/time.</text:p>
      <text:p text:style-name="P78">6. This query add a specified time interval to a date.</text:p>
      <text:p text:style-name="P78">7. This query subtracts as specified time interval from a date.</text:p>
      <text:p text:style-name="P78">8. This query return the of days between two dates.</text:p>
      <text:p text:style-name="P78">9. This query displays date/time date in different formats.</text:p>
      <text:p text:style-name="P78"/>
      <text:p text:style-name="P125">Example :</text:p>
      <text:p text:style-name="P78">1. select now() ;</text:p>
      <text:p text:style-name="P78">2. select curdate() ;</text:p>
      <text:p text:style-name="P78">3. select curtime() ;</text:p>
      <text:p text:style-name="P78">4. select ProdubtName, date(OrderDate) as orderDate from Orders where OrderId = 1 ;</text:p>
      <text:p text:style-name="P78">5. select extract (year from OrderDate) as OrderYear , ……… ;</text:p>
      <text:p text:style-name="P78">6. select OrderId , date_add (OrderDate, interval 30 day) as OrderPayDate from Orders.</text:p>
      <text:p text:style-name="P79"><text:span text:style-name="T47">7</text:span>. select OrderId , date_<text:span text:style-name="T47">sub</text:span> (OrderDate, interval <text:span text:style-name="T47">5</text:span> day) as OrderPayDate from Orders.</text:p>
      <text:p text:style-name="P80">8. select datediff ('2014-11-30' , '2014-11-29) as DiffDate ;</text:p>
      <text:p text:style-name="P29"><text:span text:style-name="T21">9. date_format (now(), ' %m-%d%Y ') ;</text:span></text:p>
      <text:p text:style-name="P73"/>
      <text:p text:style-name="P125">Unit Value For The Extract Query : 5</text:p>
      <text:p text:style-name="P74"/>
      <table:table table:name="Table1" table:style-name="Table1">
        <table:table-column table:style-name="Table1.A"/>
        <table:table-row table:style-name="Table1.1">
          <table:table-cell table:style-name="Table1.A1" office:value-type="string">
            <text:p text:style-name="P148">MICROSECOND <text:s text:c="14"/></text:p>
          </table:table-cell>
        </table:table-row>
        <table:table-row table:style-name="Table1.2">
          <table:table-cell table:style-name="Table1.A1" office:value-type="string">
            <text:p text:style-name="P147">SECOND</text:p>
          </table:table-cell>
        </table:table-row>
        <table:table-row table:style-name="Table1.1">
          <table:table-cell table:style-name="Table1.A1" office:value-type="string">
            <text:p text:style-name="P147">MINUTE</text:p>
          </table:table-cell>
        </table:table-row>
        <table:table-row table:style-name="Table1.2">
          <table:table-cell table:style-name="Table1.A1" office:value-type="string">
            <text:p text:style-name="P147">HOUR</text:p>
          </table:table-cell>
        </table:table-row>
        <table:table-row table:style-name="Table1.1">
          <table:table-cell table:style-name="Table1.A1" office:value-type="string">
            <text:p text:style-name="P147">DAY</text:p>
          </table:table-cell>
        </table:table-row>
        <table:table-row table:style-name="Table1.2">
          <table:table-cell table:style-name="Table1.A1" office:value-type="string">
            <text:p text:style-name="P147">WEEK</text:p>
          </table:table-cell>
        </table:table-row>
        <table:table-row table:style-name="Table1.1">
          <table:table-cell table:style-name="Table1.A1" office:value-type="string">
            <text:p text:style-name="P147">MONTH</text:p>
          </table:table-cell>
        </table:table-row>
        <table:table-row table:style-name="Table1.2">
          <table:table-cell table:style-name="Table1.A1" office:value-type="string">
            <text:p text:style-name="P147">QUARTER</text:p>
          </table:table-cell>
        </table:table-row>
        <table:table-row table:style-name="Table1.1">
          <table:table-cell table:style-name="Table1.A1" office:value-type="string">
            <text:p text:style-name="P147">YEAR</text:p>
          </table:table-cell>
        </table:table-row>
        <table:table-row table:style-name="Table1.2">
          <table:table-cell table:style-name="Table1.A1" office:value-type="string">
            <text:p text:style-name="P147">SECOND_MICROSECOND</text:p>
          </table:table-cell>
        </table:table-row>
        <table:table-row table:style-name="Table1.1">
          <table:table-cell table:style-name="Table1.A1" office:value-type="string">
            <text:p text:style-name="P147">MINUTE_MICROSECOND</text:p>
          </table:table-cell>
        </table:table-row>
        <table:table-row table:style-name="Table1.2">
          <table:table-cell table:style-name="Table1.A1" office:value-type="string">
            <text:p text:style-name="P147">MINUTE_SECOND</text:p>
          </table:table-cell>
        </table:table-row>
        <table:table-row table:style-name="Table1.1">
          <table:table-cell table:style-name="Table1.A1" office:value-type="string">
            <text:p text:style-name="P147">HOUR_MICROSECOND</text:p>
          </table:table-cell>
        </table:table-row>
        <table:table-row table:style-name="Table1.2">
          <table:table-cell table:style-name="Table1.A1" office:value-type="string">
            <text:p text:style-name="P147">HOUR_SECOND</text:p>
          </table:table-cell>
        </table:table-row>
        <table:table-row table:style-name="Table1.1">
          <table:table-cell table:style-name="Table1.A1" office:value-type="string">
            <text:p text:style-name="P147">HOUR_MINUTE</text:p>
          </table:table-cell>
        </table:table-row>
        <table:table-row table:style-name="Table1.2">
          <table:table-cell table:style-name="Table1.A1" office:value-type="string">
            <text:p text:style-name="P147">DAY_MICROSECOND</text:p>
          </table:table-cell>
        </table:table-row>
        <table:table-row table:style-name="Table1.1">
          <table:table-cell table:style-name="Table1.A1" office:value-type="string">
            <text:p text:style-name="P147">DAY_SECOND</text:p>
          </table:table-cell>
        </table:table-row>
        <table:table-row table:style-name="Table1.2">
          <table:table-cell table:style-name="Table1.A1" office:value-type="string">
            <text:p text:style-name="P147">DAY_MINUTE</text:p>
          </table:table-cell>
        </table:table-row>
        <table:table-row table:style-name="Table1.1">
          <table:table-cell table:style-name="Table1.A1" office:value-type="string">
            <text:p text:style-name="P147">DAY_HOUR</text:p>
          </table:table-cell>
        </table:table-row>
        <table:table-row table:style-name="Table1.2">
          <table:table-cell table:style-name="Table1.A1" office:value-type="string">
            <text:p text:style-name="P147">YEAR_MONTH</text:p>
          </table:table-cell>
        </table:table-row>
      </table:table>
      <text:p text:style-name="P73"/>
      <text:p text:style-name="P125"/>
      <text:p text:style-name="P125"><text:soft-page-break/>Type Value For The Date_Add Query : 6 , <text:span text:style-name="T47">7</text:span></text:p>
      <text:p text:style-name="P78"/>
      <table:table table:name="Table2" table:style-name="Table2">
        <table:table-column table:style-name="Table2.A"/>
        <table:table-row table:style-name="Table2.1">
          <table:table-cell table:style-name="Table2.A1" office:value-type="string">
            <text:p text:style-name="P147">MICROSECOND</text:p>
          </table:table-cell>
        </table:table-row>
        <table:table-row table:style-name="Table2.2">
          <table:table-cell table:style-name="Table2.A1" office:value-type="string">
            <text:p text:style-name="P147">SECOND</text:p>
          </table:table-cell>
        </table:table-row>
        <table:table-row table:style-name="Table2.1">
          <table:table-cell table:style-name="Table2.A1" office:value-type="string">
            <text:p text:style-name="P147">MINUTE</text:p>
          </table:table-cell>
        </table:table-row>
        <table:table-row table:style-name="Table2.2">
          <table:table-cell table:style-name="Table2.A1" office:value-type="string">
            <text:p text:style-name="P147">HOUR</text:p>
          </table:table-cell>
        </table:table-row>
        <table:table-row table:style-name="Table2.1">
          <table:table-cell table:style-name="Table2.A1" office:value-type="string">
            <text:p text:style-name="P147">DAY</text:p>
          </table:table-cell>
        </table:table-row>
        <table:table-row table:style-name="Table2.2">
          <table:table-cell table:style-name="Table2.A1" office:value-type="string">
            <text:p text:style-name="P147">WEEK</text:p>
          </table:table-cell>
        </table:table-row>
        <table:table-row table:style-name="Table2.1">
          <table:table-cell table:style-name="Table2.A1" office:value-type="string">
            <text:p text:style-name="P147">MONTH</text:p>
          </table:table-cell>
        </table:table-row>
        <table:table-row table:style-name="Table2.2">
          <table:table-cell table:style-name="Table2.A1" office:value-type="string">
            <text:p text:style-name="P147">QUARTER</text:p>
          </table:table-cell>
        </table:table-row>
        <table:table-row table:style-name="Table2.1">
          <table:table-cell table:style-name="Table2.A1" office:value-type="string">
            <text:p text:style-name="P147">YEAR</text:p>
          </table:table-cell>
        </table:table-row>
        <table:table-row table:style-name="Table2.2">
          <table:table-cell table:style-name="Table2.A1" office:value-type="string">
            <text:p text:style-name="P147">SECOND_MICROSECOND</text:p>
          </table:table-cell>
        </table:table-row>
        <table:table-row table:style-name="Table2.1">
          <table:table-cell table:style-name="Table2.A1" office:value-type="string">
            <text:p text:style-name="P147">MINUTE_MICROSECOND</text:p>
          </table:table-cell>
        </table:table-row>
        <table:table-row table:style-name="Table2.2">
          <table:table-cell table:style-name="Table2.A1" office:value-type="string">
            <text:p text:style-name="P147">MINUTE_SECOND</text:p>
          </table:table-cell>
        </table:table-row>
        <table:table-row table:style-name="Table2.1">
          <table:table-cell table:style-name="Table2.A1" office:value-type="string">
            <text:p text:style-name="P147">HOUR_MICROSECOND</text:p>
          </table:table-cell>
        </table:table-row>
        <table:table-row table:style-name="Table2.2">
          <table:table-cell table:style-name="Table2.A1" office:value-type="string">
            <text:p text:style-name="P147">HOUR_SECOND</text:p>
          </table:table-cell>
        </table:table-row>
        <table:table-row table:style-name="Table2.1">
          <table:table-cell table:style-name="Table2.A1" office:value-type="string">
            <text:p text:style-name="P147">HOUR_MINUTE</text:p>
          </table:table-cell>
        </table:table-row>
        <table:table-row table:style-name="Table2.2">
          <table:table-cell table:style-name="Table2.A1" office:value-type="string">
            <text:p text:style-name="P147">DAY_MICROSECOND</text:p>
          </table:table-cell>
        </table:table-row>
        <table:table-row table:style-name="Table2.1">
          <table:table-cell table:style-name="Table2.A1" office:value-type="string">
            <text:p text:style-name="P147">DAY_SECOND</text:p>
          </table:table-cell>
        </table:table-row>
        <table:table-row table:style-name="Table2.2">
          <table:table-cell table:style-name="Table2.A1" office:value-type="string">
            <text:p text:style-name="P147">DAY_MINUTE</text:p>
          </table:table-cell>
        </table:table-row>
        <table:table-row table:style-name="Table2.1">
          <table:table-cell table:style-name="Table2.A1" office:value-type="string">
            <text:p text:style-name="P147">DAY_HOUR</text:p>
          </table:table-cell>
        </table:table-row>
        <table:table-row table:style-name="Table2.2">
          <table:table-cell table:style-name="Table2.A1" office:value-type="string">
            <text:p text:style-name="P147">YEAR_MONTH</text:p>
          </table:table-cell>
        </table:table-row>
      </table:table>
      <text:p text:style-name="P78"/>
      <text:p text:style-name="P78"/>
      <text:p text:style-name="P126">Format And Date Description : 9 </text:p>
      <text:p text:style-name="P80"/>
      <table:table table:name="Table3" table:style-name="Table3">
        <table:table-column table:style-name="Table3.A"/>
        <table:table-column table:style-name="Table3.B"/>
        <table:table-row table:style-name="Table3.1">
          <table:table-cell table:style-name="Table3.A1" office:value-type="string">
            <text:p text:style-name="P147">%a</text:p>
          </table:table-cell>
          <table:table-cell table:style-name="Table3.A1" office:value-type="string">
            <text:p text:style-name="P147">Abbreviated weekday name (Sun-Sat)</text:p>
          </table:table-cell>
        </table:table-row>
        <table:table-row table:style-name="Table3.2">
          <table:table-cell table:style-name="Table3.A1" office:value-type="string">
            <text:p text:style-name="P147">%b</text:p>
          </table:table-cell>
          <table:table-cell table:style-name="Table3.A1" office:value-type="string">
            <text:p text:style-name="P147">Abbreviated month name (Jan-Dec)</text:p>
          </table:table-cell>
        </table:table-row>
        <table:table-row table:style-name="Table3.1">
          <table:table-cell table:style-name="Table3.A1" office:value-type="string">
            <text:p text:style-name="P147">%c</text:p>
          </table:table-cell>
          <table:table-cell table:style-name="Table3.A1" office:value-type="string">
            <text:p text:style-name="P147">Month, numeric (0-12)</text:p>
          </table:table-cell>
        </table:table-row>
        <table:table-row table:style-name="Table3.2">
          <table:table-cell table:style-name="Table3.A1" office:value-type="string">
            <text:p text:style-name="P147">%D</text:p>
          </table:table-cell>
          <table:table-cell table:style-name="Table3.A1" office:value-type="string">
            <text:p text:style-name="P147">Day of month with English suffix (0th, 1st, 2nd, 3rd)</text:p>
          </table:table-cell>
        </table:table-row>
        <table:table-row table:style-name="Table3.1">
          <table:table-cell table:style-name="Table3.A1" office:value-type="string">
            <text:p text:style-name="P147">%d</text:p>
          </table:table-cell>
          <table:table-cell table:style-name="Table3.A1" office:value-type="string">
            <text:p text:style-name="P147">Day of month, numeric (00-31)</text:p>
          </table:table-cell>
        </table:table-row>
        <table:table-row table:style-name="Table3.2">
          <table:table-cell table:style-name="Table3.A1" office:value-type="string">
            <text:p text:style-name="P147">%e</text:p>
          </table:table-cell>
          <table:table-cell table:style-name="Table3.A1" office:value-type="string">
            <text:p text:style-name="P147">Day of month, numeric (0-31)</text:p>
          </table:table-cell>
        </table:table-row>
        <table:table-row table:style-name="Table3.1">
          <table:table-cell table:style-name="Table3.A1" office:value-type="string">
            <text:p text:style-name="P147">%f</text:p>
          </table:table-cell>
          <table:table-cell table:style-name="Table3.A1" office:value-type="string">
            <text:p text:style-name="P147">Microseconds (000000-999999)</text:p>
          </table:table-cell>
        </table:table-row>
        <table:table-row table:style-name="Table3.2">
          <table:table-cell table:style-name="Table3.A1" office:value-type="string">
            <text:p text:style-name="P147">%H</text:p>
          </table:table-cell>
          <table:table-cell table:style-name="Table3.A1" office:value-type="string">
            <text:p text:style-name="P147">Hour (00-23)</text:p>
          </table:table-cell>
        </table:table-row>
        <table:table-row table:style-name="Table3.1">
          <table:table-cell table:style-name="Table3.A1" office:value-type="string">
            <text:p text:style-name="P147">%h</text:p>
          </table:table-cell>
          <table:table-cell table:style-name="Table3.A1" office:value-type="string">
            <text:p text:style-name="P147">Hour (01-12)</text:p>
          </table:table-cell>
        </table:table-row>
        <table:table-row table:style-name="Table3.2">
          <table:table-cell table:style-name="Table3.A1" office:value-type="string">
            <text:p text:style-name="P147">%I</text:p>
          </table:table-cell>
          <table:table-cell table:style-name="Table3.A1" office:value-type="string">
            <text:p text:style-name="P147">Hour (01-12)</text:p>
          </table:table-cell>
        </table:table-row>
        <table:table-row table:style-name="Table3.1">
          <table:table-cell table:style-name="Table3.A1" office:value-type="string">
            <text:p text:style-name="P147">%i</text:p>
          </table:table-cell>
          <table:table-cell table:style-name="Table3.A1" office:value-type="string">
            <text:p text:style-name="P147">Minutes, numeric (00-59)</text:p>
          </table:table-cell>
        </table:table-row>
        <table:table-row table:style-name="Table3.2">
          <table:table-cell table:style-name="Table3.A1" office:value-type="string">
            <text:p text:style-name="P147">%j</text:p>
          </table:table-cell>
          <table:table-cell table:style-name="Table3.A1" office:value-type="string">
            <text:p text:style-name="P147">Day of year (001-366)</text:p>
          </table:table-cell>
        </table:table-row>
        <table:table-row table:style-name="Table3.1">
          <table:table-cell table:style-name="Table3.A1" office:value-type="string">
            <text:p text:style-name="P147">%k</text:p>
          </table:table-cell>
          <table:table-cell table:style-name="Table3.A1" office:value-type="string">
            <text:p text:style-name="P147">Hour (0-23)</text:p>
          </table:table-cell>
        </table:table-row>
        <table:table-row table:style-name="Table3.2">
          <table:table-cell table:style-name="Table3.A1" office:value-type="string">
            <text:p text:style-name="P147">%l</text:p>
          </table:table-cell>
          <table:table-cell table:style-name="Table3.A1" office:value-type="string">
            <text:p text:style-name="P147">Hour (1-12)</text:p>
          </table:table-cell>
        </table:table-row>
        <table:table-row table:style-name="Table3.1">
          <table:table-cell table:style-name="Table3.A1" office:value-type="string">
            <text:p text:style-name="P147">%M</text:p>
          </table:table-cell>
          <table:table-cell table:style-name="Table3.A1" office:value-type="string">
            <text:p text:style-name="P147">Month name (January-December)</text:p>
          </table:table-cell>
        </table:table-row>
        <table:table-row table:style-name="Table3.2">
          <table:table-cell table:style-name="Table3.A1" office:value-type="string">
            <text:p text:style-name="P147">%m</text:p>
          </table:table-cell>
          <table:table-cell table:style-name="Table3.A1" office:value-type="string">
            <text:p text:style-name="P147">Month, numeric (00-12)</text:p>
          </table:table-cell>
        </table:table-row>
        <table:table-row table:style-name="Table3.1">
          <table:table-cell table:style-name="Table3.A1" office:value-type="string">
            <text:p text:style-name="P147">%p</text:p>
          </table:table-cell>
          <table:table-cell table:style-name="Table3.A1" office:value-type="string">
            <text:p text:style-name="P147">AM or PM</text:p>
          </table:table-cell>
        </table:table-row>
        <table:table-row table:style-name="Table3.2">
          <table:table-cell table:style-name="Table3.A1" office:value-type="string">
            <text:p text:style-name="P147">%r</text:p>
          </table:table-cell>
          <table:table-cell table:style-name="Table3.A1" office:value-type="string">
            <text:p text:style-name="P147">Time, 12-hour (hh:mm:ss followed by AM or PM)</text:p>
          </table:table-cell>
        </table:table-row>
        <table:table-row table:style-name="Table3.1">
          <table:table-cell table:style-name="Table3.A1" office:value-type="string">
            <text:p text:style-name="P147">%S</text:p>
          </table:table-cell>
          <table:table-cell table:style-name="Table3.A1" office:value-type="string">
            <text:p text:style-name="P147">Seconds (00-59)</text:p>
          </table:table-cell>
        </table:table-row>
        <table:table-row table:style-name="Table3.2">
          <table:table-cell table:style-name="Table3.A1" office:value-type="string">
            <text:p text:style-name="P147">%s</text:p>
          </table:table-cell>
          <table:table-cell table:style-name="Table3.A1" office:value-type="string">
            <text:p text:style-name="P147">Seconds (00-59)</text:p>
          </table:table-cell>
        </table:table-row>
        <table:table-row table:style-name="Table3.1">
          <table:table-cell table:style-name="Table3.A1" office:value-type="string">
            <text:p text:style-name="P147">%T</text:p>
          </table:table-cell>
          <table:table-cell table:style-name="Table3.A1" office:value-type="string">
            <text:p text:style-name="P147">Time, 24-hour (hh:mm:ss)</text:p>
          </table:table-cell>
        </table:table-row>
        <table:table-row table:style-name="Table3.2">
          <table:table-cell table:style-name="Table3.A1" office:value-type="string">
            <text:p text:style-name="P147">%U</text:p>
          </table:table-cell>
          <table:table-cell table:style-name="Table3.A1" office:value-type="string">
            <text:p text:style-name="P147">Week (00-53) where Sunday is the first day of week</text:p>
          </table:table-cell>
        </table:table-row>
        <table:table-row table:style-name="Table3.1">
          <table:table-cell table:style-name="Table3.A1" office:value-type="string">
            <text:p text:style-name="P147">%u</text:p>
          </table:table-cell>
          <table:table-cell table:style-name="Table3.A1" office:value-type="string">
            <text:p text:style-name="P147">Week (00-53) where Monday is the first day of week</text:p>
          </table:table-cell>
        </table:table-row>
        <table:table-row table:style-name="Table3.2">
          <table:table-cell table:style-name="Table3.A1" office:value-type="string">
            <text:p text:style-name="P147">%V</text:p>
          </table:table-cell>
          <table:table-cell table:style-name="Table3.A1" office:value-type="string">
            <text:p text:style-name="P147">Week (01-53) where Sunday is the first day of week, used with %X</text:p>
          </table:table-cell>
        </table:table-row>
        <text:soft-page-break/>
        <table:table-row table:style-name="Table3.1">
          <table:table-cell table:style-name="Table3.A1" office:value-type="string">
            <text:p text:style-name="P147">%v</text:p>
          </table:table-cell>
          <table:table-cell table:style-name="Table3.A1" office:value-type="string">
            <text:p text:style-name="P147">Week (01-53) where Monday is the first day of week, used with %x</text:p>
          </table:table-cell>
        </table:table-row>
        <table:table-row table:style-name="Table3.2">
          <table:table-cell table:style-name="Table3.A1" office:value-type="string">
            <text:p text:style-name="P147">%W</text:p>
          </table:table-cell>
          <table:table-cell table:style-name="Table3.A1" office:value-type="string">
            <text:p text:style-name="P147">Weekday name (Sunday-Saturday)</text:p>
          </table:table-cell>
        </table:table-row>
        <table:table-row table:style-name="Table3.1">
          <table:table-cell table:style-name="Table3.A1" office:value-type="string">
            <text:p text:style-name="P147">%w</text:p>
          </table:table-cell>
          <table:table-cell table:style-name="Table3.A1" office:value-type="string">
            <text:p text:style-name="P147">Day of the week (0=Sunday, 6=Saturday)</text:p>
          </table:table-cell>
        </table:table-row>
        <table:table-row table:style-name="Table3.2">
          <table:table-cell table:style-name="Table3.A1" office:value-type="string">
            <text:p text:style-name="P147">%X</text:p>
          </table:table-cell>
          <table:table-cell table:style-name="Table3.A1" office:value-type="string">
            <text:p text:style-name="P147">Year for the week where Sunday is the first day of week, four digits, used with %V</text:p>
          </table:table-cell>
        </table:table-row>
        <table:table-row table:style-name="Table3.1">
          <table:table-cell table:style-name="Table3.A1" office:value-type="string">
            <text:p text:style-name="P147">%x</text:p>
          </table:table-cell>
          <table:table-cell table:style-name="Table3.A1" office:value-type="string">
            <text:p text:style-name="P147">Year for the week where Monday is the first day of week, four digits, used with %v</text:p>
          </table:table-cell>
        </table:table-row>
        <table:table-row table:style-name="Table3.2">
          <table:table-cell table:style-name="Table3.A1" office:value-type="string">
            <text:p text:style-name="P147">%Y</text:p>
          </table:table-cell>
          <table:table-cell table:style-name="Table3.A1" office:value-type="string">
            <text:p text:style-name="P147">Year, numeric, four digits</text:p>
          </table:table-cell>
        </table:table-row>
        <table:table-row table:style-name="Table3.1">
          <table:table-cell table:style-name="Table3.A1" office:value-type="string">
            <text:p text:style-name="P147">%y</text:p>
          </table:table-cell>
          <table:table-cell table:style-name="Table3.A1" office:value-type="string">
            <text:p text:style-name="P147">Year, numeric, two digits</text:p>
          </table:table-cell>
        </table:table-row>
      </table:table>
      <text:p text:style-name="P80"/>
      <text:p text:style-name="P80"/>
      <text:p text:style-name="P127">Null Values <text:span text:style-name="T49">Query </text:span></text:p>
      <text:p text:style-name="P127"/>
      <text:p text:style-name="P81">1. select LastName, FirstName, Address from Persons where Address is null ;</text:p>
      <text:p text:style-name="P81">2. select LastName, FirstName, Address from Persons where Address is not null ;</text:p>
      <text:p text:style-name="P81"/>
      <text:p text:style-name="P128">Description :</text:p>
      <text:p text:style-name="P81">1. This query will give you data according to the condition null.</text:p>
      <text:p text:style-name="P81"/>
      <text:p text:style-name="P128">Example :</text:p>
      <text:p text:style-name="P82">1. 1. select LastName, FirstName, Address from Persons where Address is null ;</text:p>
      <text:p text:style-name="P82">2. select LastName, FirstName, Address from Persons where Address is not null ;</text:p>
      <text:p text:style-name="P82"/>
      <text:p text:style-name="P129">Null Function Query</text:p>
      <text:p text:style-name="P83"/>
      <text:p text:style-name="P83">1. select ProductName, UnitPrice*(UnitInStock+ifnull(UnitsOnOrder,0)) from Products ;</text:p>
      <text:p text:style-name="P83"/>
      <text:p text:style-name="P130">Description :</text:p>
      <text:p text:style-name="P83">1. This query will give you a data with null value function.</text:p>
      <text:p text:style-name="P83"/>
      <text:p text:style-name="P130">Example :</text:p>
      <text:p text:style-name="P83">1. select ProductName, UnitPrice*(UnitInStock+ifnull(UnitsOnOrder,0)) from Products ;</text:p>
      <text:p text:style-name="P83"/>
      <text:p text:style-name="P129"/>
      <text:p text:style-name="P129"/>
      <text:p text:style-name="P129"/>
      <text:p text:style-name="P129"/>
      <text:p text:style-name="P129"><text:soft-page-break/>Data Types Query</text:p>
      <text:p text:style-name="P129"/>
      <text:p text:style-name="P131">SQL General Data Types : </text:p>
      <text:p text:style-name="P131"/>
      <table:table table:name="Table4" table:style-name="Table4">
        <table:table-column table:style-name="Table4.A"/>
        <table:table-column table:style-name="Table4.B"/>
        <table:table-row table:style-name="Table4.1">
          <table:table-cell table:style-name="Table4.A1" office:value-type="string">
            <text:p text:style-name="P152">Data type</text:p>
          </table:table-cell>
          <table:table-cell table:style-name="Table4.A1" office:value-type="string">
            <text:p text:style-name="P152">Description</text:p>
          </table:table-cell>
        </table:table-row>
        <table:table-row table:style-name="Table4.2">
          <table:table-cell table:style-name="Table4.A1" office:value-type="string">
            <text:p text:style-name="P147">CHARACTER(n)</text:p>
          </table:table-cell>
          <table:table-cell table:style-name="Table4.A1" office:value-type="string">
            <text:p text:style-name="P147">Character string. Fixed-length n</text:p>
          </table:table-cell>
        </table:table-row>
        <table:table-row table:style-name="Table4.1">
          <table:table-cell table:style-name="Table4.A1" office:value-type="string">
            <text:p text:style-name="P147">VARCHAR(n) or<text:line-break/>CHARACTER VARYING(n)</text:p>
          </table:table-cell>
          <table:table-cell table:style-name="Table4.A1" office:value-type="string">
            <text:p text:style-name="P147">Character string. Variable length. Maximum length n</text:p>
          </table:table-cell>
        </table:table-row>
        <table:table-row table:style-name="Table4.2">
          <table:table-cell table:style-name="Table4.A1" office:value-type="string">
            <text:p text:style-name="P147">BINARY(n)</text:p>
          </table:table-cell>
          <table:table-cell table:style-name="Table4.A1" office:value-type="string">
            <text:p text:style-name="P147">Binary string. Fixed-length n</text:p>
          </table:table-cell>
        </table:table-row>
        <table:table-row table:style-name="Table4.1">
          <table:table-cell table:style-name="Table4.A1" office:value-type="string">
            <text:p text:style-name="P147">BOOLEAN</text:p>
          </table:table-cell>
          <table:table-cell table:style-name="Table4.A1" office:value-type="string">
            <text:p text:style-name="P147">Stores TRUE or FALSE values</text:p>
          </table:table-cell>
        </table:table-row>
        <table:table-row table:style-name="Table4.2">
          <table:table-cell table:style-name="Table4.A1" office:value-type="string">
            <text:p text:style-name="P147">VARBINARY(n) or<text:line-break/>BINARY VARYING(n)</text:p>
          </table:table-cell>
          <table:table-cell table:style-name="Table4.A1" office:value-type="string">
            <text:p text:style-name="P147">Binary string. Variable length. Maximum length n</text:p>
          </table:table-cell>
        </table:table-row>
        <table:table-row table:style-name="Table4.1">
          <table:table-cell table:style-name="Table4.A1" office:value-type="string">
            <text:p text:style-name="P147">INTEGER(p)</text:p>
          </table:table-cell>
          <table:table-cell table:style-name="Table4.A1" office:value-type="string">
            <text:p text:style-name="P147">Integer numerical (no decimal). Precision p</text:p>
          </table:table-cell>
        </table:table-row>
        <table:table-row table:style-name="Table4.2">
          <table:table-cell table:style-name="Table4.A1" office:value-type="string">
            <text:p text:style-name="P147">SMALLINT</text:p>
          </table:table-cell>
          <table:table-cell table:style-name="Table4.A1" office:value-type="string">
            <text:p text:style-name="P147">Integer numerical (no decimal). Precision 5</text:p>
          </table:table-cell>
        </table:table-row>
        <table:table-row table:style-name="Table4.1">
          <table:table-cell table:style-name="Table4.A1" office:value-type="string">
            <text:p text:style-name="P147">INTEGER</text:p>
          </table:table-cell>
          <table:table-cell table:style-name="Table4.A1" office:value-type="string">
            <text:p text:style-name="P147">Integer numerical (no decimal). Precision 10</text:p>
          </table:table-cell>
        </table:table-row>
        <table:table-row table:style-name="Table4.2">
          <table:table-cell table:style-name="Table4.A1" office:value-type="string">
            <text:p text:style-name="P147">BIGINT</text:p>
          </table:table-cell>
          <table:table-cell table:style-name="Table4.A1" office:value-type="string">
            <text:p text:style-name="P147">Integer numerical (no decimal). Precision 19</text:p>
          </table:table-cell>
        </table:table-row>
        <table:table-row table:style-name="Table4.1">
          <table:table-cell table:style-name="Table4.A1" office:value-type="string">
            <text:p text:style-name="P147">DECIMAL(p,s)</text:p>
          </table:table-cell>
          <table:table-cell table:style-name="Table4.A1" office:value-type="string">
            <text:p text:style-name="P147">Exact numerical, precision p, scale s. Example: decimal(5,2) is a number that has 3 digits before the decimal and 2 digits after the decimal</text:p>
          </table:table-cell>
        </table:table-row>
        <table:table-row table:style-name="Table4.2">
          <table:table-cell table:style-name="Table4.A1" office:value-type="string">
            <text:p text:style-name="P147">NUMERIC(p,s)</text:p>
          </table:table-cell>
          <table:table-cell table:style-name="Table4.A1" office:value-type="string">
            <text:p text:style-name="P147">Exact numerical, precision p, scale s. (Same as DECIMAL)</text:p>
          </table:table-cell>
        </table:table-row>
        <table:table-row table:style-name="Table4.1">
          <table:table-cell table:style-name="Table4.A1" office:value-type="string">
            <text:p text:style-name="P147">FLOAT(p)</text:p>
          </table:table-cell>
          <table:table-cell table:style-name="Table4.A1" office:value-type="string">
            <text:p text:style-name="P147">Approximate numerical, mantissa precision p. A floating number in base 10 exponential notation. The size argument for this type consists of a single number specifying the minimum precision</text:p>
          </table:table-cell>
        </table:table-row>
        <table:table-row table:style-name="Table4.2">
          <table:table-cell table:style-name="Table4.A1" office:value-type="string">
            <text:p text:style-name="P147">REAL</text:p>
          </table:table-cell>
          <table:table-cell table:style-name="Table4.A1" office:value-type="string">
            <text:p text:style-name="P147">Approximate numerical, mantissa precision 7</text:p>
          </table:table-cell>
        </table:table-row>
        <table:table-row table:style-name="Table4.1">
          <table:table-cell table:style-name="Table4.A1" office:value-type="string">
            <text:p text:style-name="P147">FLOAT</text:p>
          </table:table-cell>
          <table:table-cell table:style-name="Table4.A1" office:value-type="string">
            <text:p text:style-name="P147">Approximate numerical, mantissa precision 16</text:p>
          </table:table-cell>
        </table:table-row>
        <table:table-row table:style-name="Table4.2">
          <table:table-cell table:style-name="Table4.A1" office:value-type="string">
            <text:p text:style-name="P147">DOUBLE PRECISION</text:p>
          </table:table-cell>
          <table:table-cell table:style-name="Table4.A1" office:value-type="string">
            <text:p text:style-name="P147">Approximate numerical, mantissa precision 16</text:p>
          </table:table-cell>
        </table:table-row>
        <table:table-row table:style-name="Table4.1">
          <table:table-cell table:style-name="Table4.A1" office:value-type="string">
            <text:p text:style-name="P147">DATE</text:p>
          </table:table-cell>
          <table:table-cell table:style-name="Table4.A1" office:value-type="string">
            <text:p text:style-name="P147">Stores year, month, and day values</text:p>
          </table:table-cell>
        </table:table-row>
        <table:table-row table:style-name="Table4.2">
          <table:table-cell table:style-name="Table4.A1" office:value-type="string">
            <text:p text:style-name="P147">TIME</text:p>
          </table:table-cell>
          <table:table-cell table:style-name="Table4.A1" office:value-type="string">
            <text:p text:style-name="P147">Stores hour, minute, and second values</text:p>
          </table:table-cell>
        </table:table-row>
        <table:table-row table:style-name="Table4.1">
          <table:table-cell table:style-name="Table4.A1" office:value-type="string">
            <text:p text:style-name="P147">TIMESTAMP</text:p>
          </table:table-cell>
          <table:table-cell table:style-name="Table4.A1" office:value-type="string">
            <text:p text:style-name="P147">Stores year, month, day, hour, minute, and second values</text:p>
          </table:table-cell>
        </table:table-row>
        <table:table-row table:style-name="Table4.2">
          <table:table-cell table:style-name="Table4.A1" office:value-type="string">
            <text:p text:style-name="P147">INTERVAL</text:p>
          </table:table-cell>
          <table:table-cell table:style-name="Table4.A1" office:value-type="string">
            <text:p text:style-name="P147">Composed of a number of integer fields, representing a period of time, depending on the type of interval</text:p>
          </table:table-cell>
        </table:table-row>
        <table:table-row table:style-name="Table4.1">
          <table:table-cell table:style-name="Table4.A1" office:value-type="string">
            <text:p text:style-name="P147">ARRAY</text:p>
          </table:table-cell>
          <table:table-cell table:style-name="Table4.A1" office:value-type="string">
            <text:p text:style-name="P147">A set-length and ordered collection of elements</text:p>
          </table:table-cell>
        </table:table-row>
        <table:table-row table:style-name="Table4.2">
          <table:table-cell table:style-name="Table4.A1" office:value-type="string">
            <text:p text:style-name="P147">MULTISET</text:p>
          </table:table-cell>
          <table:table-cell table:style-name="Table4.A1" office:value-type="string">
            <text:p text:style-name="P147">A variable-length and unordered collection of elements</text:p>
          </table:table-cell>
        </table:table-row>
        <table:table-row table:style-name="Table4.1">
          <table:table-cell table:style-name="Table4.A1" office:value-type="string">
            <text:p text:style-name="P147">XML</text:p>
          </table:table-cell>
          <table:table-cell table:style-name="Table4.A1" office:value-type="string">
            <text:p text:style-name="P147">Stores XML data</text:p>
          </table:table-cell>
        </table:table-row>
      </table:table>
      <text:p text:style-name="P131"/>
      <text:p text:style-name="P132">SQL Data Type Quick Reference :</text:p>
      <text:p text:style-name="P84"/>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52">Data type</text:p>
          </table:table-cell>
          <table:table-cell table:style-name="Table5.A1" office:value-type="string">
            <text:p text:style-name="P152">Access</text:p>
          </table:table-cell>
          <table:table-cell table:style-name="Table5.A1" office:value-type="string">
            <text:p text:style-name="P152">SQLServer</text:p>
          </table:table-cell>
          <table:table-cell table:style-name="Table5.A1" office:value-type="string">
            <text:p text:style-name="P152">Oracle</text:p>
          </table:table-cell>
          <table:table-cell table:style-name="Table5.A1" office:value-type="string">
            <text:p text:style-name="P152">MySQL</text:p>
          </table:table-cell>
          <table:table-cell table:style-name="Table5.A1" office:value-type="string">
            <text:p text:style-name="P152">PostgreSQL</text:p>
          </table:table-cell>
        </table:table-row>
        <table:table-row table:style-name="Table5.2">
          <table:table-cell table:style-name="Table5.A1" office:value-type="string">
            <text:p text:style-name="P149">boolean</text:p>
          </table:table-cell>
          <table:table-cell table:style-name="Table5.A1" office:value-type="string">
            <text:p text:style-name="P147">Yes/No</text:p>
          </table:table-cell>
          <table:table-cell table:style-name="Table5.A1" office:value-type="string">
            <text:p text:style-name="P147">Bit</text:p>
          </table:table-cell>
          <table:table-cell table:style-name="Table5.A1" office:value-type="string">
            <text:p text:style-name="P147">Byte</text:p>
          </table:table-cell>
          <table:table-cell table:style-name="Table5.A1" office:value-type="string">
            <text:p text:style-name="P147">N/A</text:p>
          </table:table-cell>
          <table:table-cell table:style-name="Table5.A1" office:value-type="string">
            <text:p text:style-name="P147">Boolean</text:p>
          </table:table-cell>
        </table:table-row>
        <table:table-row table:style-name="Table5.1">
          <table:table-cell table:style-name="Table5.A1" office:value-type="string">
            <text:p text:style-name="P149">integer</text:p>
          </table:table-cell>
          <table:table-cell table:style-name="Table5.A1" office:value-type="string">
            <text:p text:style-name="P147">Number (integer)</text:p>
          </table:table-cell>
          <table:table-cell table:style-name="Table5.A1" office:value-type="string">
            <text:p text:style-name="P147">Int</text:p>
          </table:table-cell>
          <table:table-cell table:style-name="Table5.A1" office:value-type="string">
            <text:p text:style-name="P147">Number</text:p>
          </table:table-cell>
          <table:table-cell table:style-name="Table5.A1" office:value-type="string">
            <text:p text:style-name="P147">Int<text:line-break/>Integer</text:p>
          </table:table-cell>
          <table:table-cell table:style-name="Table5.A1" office:value-type="string">
            <text:p text:style-name="P147">Int<text:line-break/>Integer</text:p>
          </table:table-cell>
        </table:table-row>
        <table:table-row table:style-name="Table5.2">
          <table:table-cell table:style-name="Table5.A1" office:value-type="string">
            <text:p text:style-name="P149">float</text:p>
          </table:table-cell>
          <table:table-cell table:style-name="Table5.A1" office:value-type="string">
            <text:p text:style-name="P147">Number (single)</text:p>
          </table:table-cell>
          <table:table-cell table:style-name="Table5.A1" office:value-type="string">
            <text:p text:style-name="P147">Float<text:line-break/>Real</text:p>
          </table:table-cell>
          <table:table-cell table:style-name="Table5.A1" office:value-type="string">
            <text:p text:style-name="P147">Number</text:p>
          </table:table-cell>
          <table:table-cell table:style-name="Table5.A1" office:value-type="string">
            <text:p text:style-name="P147">Float</text:p>
          </table:table-cell>
          <table:table-cell table:style-name="Table5.A1" office:value-type="string">
            <text:p text:style-name="P147">Numeric</text:p>
          </table:table-cell>
        </table:table-row>
        <table:table-row table:style-name="Table5.1">
          <table:table-cell table:style-name="Table5.A1" office:value-type="string">
            <text:p text:style-name="P149">currency</text:p>
          </table:table-cell>
          <table:table-cell table:style-name="Table5.A1" office:value-type="string">
            <text:p text:style-name="P147">Currency</text:p>
          </table:table-cell>
          <table:table-cell table:style-name="Table5.A1" office:value-type="string">
            <text:p text:style-name="P147">Money</text:p>
          </table:table-cell>
          <table:table-cell table:style-name="Table5.A1" office:value-type="string">
            <text:p text:style-name="P147">N/A</text:p>
          </table:table-cell>
          <table:table-cell table:style-name="Table5.A1" office:value-type="string">
            <text:p text:style-name="P147">N/A</text:p>
          </table:table-cell>
          <table:table-cell table:style-name="Table5.A1" office:value-type="string">
            <text:p text:style-name="P147">Money</text:p>
          </table:table-cell>
        </table:table-row>
        <table:table-row table:style-name="Table5.2">
          <table:table-cell table:style-name="Table5.A1" office:value-type="string">
            <text:p text:style-name="P149">string (fixed)</text:p>
          </table:table-cell>
          <table:table-cell table:style-name="Table5.A1" office:value-type="string">
            <text:p text:style-name="P147">N/A</text:p>
          </table:table-cell>
          <table:table-cell table:style-name="Table5.A1" office:value-type="string">
            <text:p text:style-name="P147">Char</text:p>
          </table:table-cell>
          <table:table-cell table:style-name="Table5.A1" office:value-type="string">
            <text:p text:style-name="P147">Char</text:p>
          </table:table-cell>
          <table:table-cell table:style-name="Table5.A1" office:value-type="string">
            <text:p text:style-name="P147">Char</text:p>
          </table:table-cell>
          <table:table-cell table:style-name="Table5.A1" office:value-type="string">
            <text:p text:style-name="P147">Char</text:p>
          </table:table-cell>
        </table:table-row>
        <table:table-row table:style-name="Table5.1">
          <table:table-cell table:style-name="Table5.A1" office:value-type="string">
            <text:p text:style-name="P149">string (variable)</text:p>
          </table:table-cell>
          <table:table-cell table:style-name="Table5.A1" office:value-type="string">
            <text:p text:style-name="P147">Text (&lt;256)<text:line-break/>Memo (65k+)</text:p>
          </table:table-cell>
          <table:table-cell table:style-name="Table5.A1" office:value-type="string">
            <text:p text:style-name="P147">Varchar</text:p>
          </table:table-cell>
          <table:table-cell table:style-name="Table5.A1" office:value-type="string">
            <text:p text:style-name="P147">Varchar<text:line-break/>Varchar2</text:p>
          </table:table-cell>
          <table:table-cell table:style-name="Table5.A1" office:value-type="string">
            <text:p text:style-name="P147">Varchar</text:p>
          </table:table-cell>
          <table:table-cell table:style-name="Table5.A1" office:value-type="string">
            <text:p text:style-name="P147">Varchar</text:p>
          </table:table-cell>
        </table:table-row>
        <table:table-row table:style-name="Table5.2">
          <table:table-cell table:style-name="Table5.A1" office:value-type="string">
            <text:p text:style-name="P149">binary object</text:p>
          </table:table-cell>
          <table:table-cell table:style-name="Table5.A1" office:value-type="string">
            <text:p text:style-name="P147">OLE Object Memo</text:p>
          </table:table-cell>
          <table:table-cell table:style-name="Table5.A1" office:value-type="string">
            <text:p text:style-name="P147">Binary (fixed up to 8K)<text:line-break/><text:soft-page-break/>Varbinary (&lt;8K)<text:line-break/>Image (&lt;2GB)</text:p>
          </table:table-cell>
          <table:table-cell table:style-name="Table5.A1" office:value-type="string">
            <text:p text:style-name="P147">Long<text:line-break/><text:soft-page-break/>Raw</text:p>
          </table:table-cell>
          <table:table-cell table:style-name="Table5.A1" office:value-type="string">
            <text:p text:style-name="P147">Blob<text:line-break/><text:soft-page-break/>Text</text:p>
          </table:table-cell>
          <table:table-cell table:style-name="Table5.A1" office:value-type="string">
            <text:p text:style-name="P147">Binary<text:line-break/><text:soft-page-break/>Varbinary</text:p>
          </table:table-cell>
        </table:table-row>
      </table:table>
      <text:p text:style-name="P84"/>
      <text:p text:style-name="P133">Database Data Types Query</text:p>
      <text:p text:style-name="P135">Text Types :</text:p>
      <text:p text:style-name="P84"/>
      <table:table table:name="Table6" table:style-name="Table6">
        <table:table-column table:style-name="Table6.A"/>
        <table:table-column table:style-name="Table6.B"/>
        <table:table-row table:style-name="Table6.1">
          <table:table-cell table:style-name="Table6.A1" office:value-type="string">
            <text:p text:style-name="P152">Data type</text:p>
          </table:table-cell>
          <table:table-cell table:style-name="Table6.A1" office:value-type="string">
            <text:p text:style-name="P152">Description</text:p>
          </table:table-cell>
        </table:table-row>
        <table:table-row table:style-name="Table6.2">
          <table:table-cell table:style-name="Table6.A1" office:value-type="string">
            <text:p text:style-name="P147">CHAR(size)</text:p>
          </table:table-cell>
          <table:table-cell table:style-name="Table6.A1" office:value-type="string">
            <text:p text:style-name="P147">Holds a fixed length string (can contain letters, numbers, and special characters). The fixed size is specified in parenthesis. Can store up to 255 characters</text:p>
          </table:table-cell>
        </table:table-row>
        <table:table-row table:style-name="Table6.1">
          <table:table-cell table:style-name="Table6.A1" office:value-type="string">
            <text:p text:style-name="P147">VARCHAR(size)</text:p>
          </table:table-cell>
          <table:table-cell table:style-name="Table6.A1" office:value-type="string">
            <text:p text:style-name="P147">Holds a variable length string (can contain letters, numbers, and special characters). The maximum size is specified in parenthesis. Can store up to 255 characters. <text:span text:style-name="T7">Note:</text:span> If you put a greater value than 255 it will be converted to a TEXT type</text:p>
          </table:table-cell>
        </table:table-row>
        <table:table-row table:style-name="Table6.2">
          <table:table-cell table:style-name="Table6.A1" office:value-type="string">
            <text:p text:style-name="P147">TINYTEXT</text:p>
          </table:table-cell>
          <table:table-cell table:style-name="Table6.A1" office:value-type="string">
            <text:p text:style-name="P147">Holds a string with a maximum length of 255 characters</text:p>
          </table:table-cell>
        </table:table-row>
        <table:table-row table:style-name="Table6.1">
          <table:table-cell table:style-name="Table6.A1" office:value-type="string">
            <text:p text:style-name="P147">TEXT</text:p>
          </table:table-cell>
          <table:table-cell table:style-name="Table6.A1" office:value-type="string">
            <text:p text:style-name="P147">Holds a string with a maximum length of 65,535 characters</text:p>
          </table:table-cell>
        </table:table-row>
        <table:table-row table:style-name="Table6.2">
          <table:table-cell table:style-name="Table6.A1" office:value-type="string">
            <text:p text:style-name="P147">BLOB</text:p>
          </table:table-cell>
          <table:table-cell table:style-name="Table6.A1" office:value-type="string">
            <text:p text:style-name="P147">For BLOBs (Binary Large OBjects). Holds up to 65,535 bytes of data</text:p>
          </table:table-cell>
        </table:table-row>
        <table:table-row table:style-name="Table6.1">
          <table:table-cell table:style-name="Table6.A1" office:value-type="string">
            <text:p text:style-name="P147">MEDIUMTEXT</text:p>
          </table:table-cell>
          <table:table-cell table:style-name="Table6.A1" office:value-type="string">
            <text:p text:style-name="P147">Holds a string with a maximum length of 16,777,215 characters</text:p>
          </table:table-cell>
        </table:table-row>
        <table:table-row table:style-name="Table6.2">
          <table:table-cell table:style-name="Table6.A1" office:value-type="string">
            <text:p text:style-name="P147">MEDIUMBLOB</text:p>
          </table:table-cell>
          <table:table-cell table:style-name="Table6.A1" office:value-type="string">
            <text:p text:style-name="P147">For BLOBs (Binary Large OBjects). Holds up to 16,777,215 bytes of data</text:p>
          </table:table-cell>
        </table:table-row>
        <table:table-row table:style-name="Table6.1">
          <table:table-cell table:style-name="Table6.A1" office:value-type="string">
            <text:p text:style-name="P147">LONGTEXT</text:p>
          </table:table-cell>
          <table:table-cell table:style-name="Table6.A1" office:value-type="string">
            <text:p text:style-name="P147">Holds a string with a maximum length of 4,294,967,295 characters</text:p>
          </table:table-cell>
        </table:table-row>
        <table:table-row table:style-name="Table6.2">
          <table:table-cell table:style-name="Table6.A1" office:value-type="string">
            <text:p text:style-name="P147">LONGBLOB</text:p>
          </table:table-cell>
          <table:table-cell table:style-name="Table6.A1" office:value-type="string">
            <text:p text:style-name="P147">For BLOBs (Binary Large OBjects). Holds up to 4,294,967,295 bytes of data</text:p>
          </table:table-cell>
        </table:table-row>
        <table:table-row table:style-name="Table6.1">
          <table:table-cell table:style-name="Table6.A1" office:value-type="string">
            <text:p text:style-name="P147">ENUM(x,y,z,etc.)</text:p>
          </table:table-cell>
          <table:table-cell table:style-name="Table6.A1" office:value-type="string">
            <text:p text:style-name="P151">Let you enter a list of possible values. You can list up to 65535 values in an ENUM list. If a value is inserted that is not in the list, a blank value will be inserted.</text:p>
            <text:p text:style-name="P151"><text:span text:style-name="T7">Note:</text:span> The values are sorted in the order you enter them.</text:p>
            <text:p text:style-name="P151">You enter the possible values in this format: ENUM('X','Y','Z')</text:p>
          </table:table-cell>
        </table:table-row>
        <table:table-row table:style-name="Table6.2">
          <table:table-cell table:style-name="Table6.A1" office:value-type="string">
            <text:p text:style-name="P147">SET</text:p>
          </table:table-cell>
          <table:table-cell table:style-name="Table6.A1" office:value-type="string">
            <text:p text:style-name="P147">Similar to ENUM except that SET may contain up to 64 list items and can store more than one choice</text:p>
          </table:table-cell>
        </table:table-row>
      </table:table>
      <text:p text:style-name="P84"/>
      <text:p text:style-name="P135">Number Types :</text:p>
      <text:p text:style-name="P86"/>
      <table:table table:name="Table7" table:style-name="Table7">
        <table:table-column table:style-name="Table7.A"/>
        <table:table-column table:style-name="Table7.B"/>
        <table:table-row table:style-name="Table7.1">
          <table:table-cell table:style-name="Table7.A1" office:value-type="string">
            <text:p text:style-name="P152">Data type</text:p>
          </table:table-cell>
          <table:table-cell table:style-name="Table7.A1" office:value-type="string">
            <text:p text:style-name="P152">Description</text:p>
          </table:table-cell>
        </table:table-row>
        <table:table-row table:style-name="Table7.2">
          <table:table-cell table:style-name="Table7.A1" office:value-type="string">
            <text:p text:style-name="P147">TINYINT(size)</text:p>
          </table:table-cell>
          <table:table-cell table:style-name="Table7.A1" office:value-type="string">
            <text:p text:style-name="P147">-128 to 127 normal. 0 to 255 UNSIGNED*. The maximum number of digits may be specified in parenthesis</text:p>
          </table:table-cell>
        </table:table-row>
        <table:table-row table:style-name="Table7.1">
          <table:table-cell table:style-name="Table7.A1" office:value-type="string">
            <text:p text:style-name="P147">SMALLINT(size)</text:p>
          </table:table-cell>
          <table:table-cell table:style-name="Table7.A1" office:value-type="string">
            <text:p text:style-name="P147">-32768 to 32767 normal. 0 to 65535 UNSIGNED*. The maximum number of digits may be specified in parenthesis</text:p>
          </table:table-cell>
        </table:table-row>
        <table:table-row table:style-name="Table7.2">
          <table:table-cell table:style-name="Table7.A1" office:value-type="string">
            <text:p text:style-name="P147">MEDIUMINT(size)</text:p>
          </table:table-cell>
          <table:table-cell table:style-name="Table7.A1" office:value-type="string">
            <text:p text:style-name="P147">-8388608 to 8388607 normal. 0 to 16777215 UNSIGNED*. The maximum number of digits may be specified in parenthesis</text:p>
          </table:table-cell>
        </table:table-row>
        <table:table-row table:style-name="Table7.1">
          <table:table-cell table:style-name="Table7.A1" office:value-type="string">
            <text:p text:style-name="P147">INT(size)</text:p>
          </table:table-cell>
          <table:table-cell table:style-name="Table7.A1" office:value-type="string">
            <text:p text:style-name="P147">-2147483648 to 2147483647 normal. 0 to 4294967295 UNSIGNED*. The maximum number of digits may be specified in parenthesis</text:p>
          </table:table-cell>
        </table:table-row>
        <table:table-row table:style-name="Table7.2">
          <table:table-cell table:style-name="Table7.A1" office:value-type="string">
            <text:p text:style-name="P147">BIGINT(size)</text:p>
          </table:table-cell>
          <table:table-cell table:style-name="Table7.A1" office:value-type="string">
            <text:p text:style-name="P147">-9223372036854775808 to 9223372036854775807 normal. 0 to 18446744073709551615 UNSIGNED*. The maximum number of digits may be specified in parenthesis</text:p>
          </table:table-cell>
        </table:table-row>
        <table:table-row table:style-name="Table7.1">
          <table:table-cell table:style-name="Table7.A1" office:value-type="string">
            <text:p text:style-name="P147">FLOAT(size,d)</text:p>
          </table:table-cell>
          <table:table-cell table:style-name="Table7.A1" office:value-type="string">
            <text:p text:style-name="P147">A small number with a floating decimal point. The maximum number of digits may be specified in the size parameter. The maximum number of digits to the right of the decimal point is specified in the d parameter</text:p>
          </table:table-cell>
        </table:table-row>
        <table:table-row table:style-name="Table7.2">
          <table:table-cell table:style-name="Table7.A1" office:value-type="string">
            <text:p text:style-name="P147">DOUBLE(size,d)</text:p>
          </table:table-cell>
          <table:table-cell table:style-name="Table7.A1" office:value-type="string">
            <text:p text:style-name="P147">A large number with a floating decimal point. The maximum number of digits may be specified in the size parameter. The maximum number of digits to the <text:soft-page-break/>right of the decimal point is specified in the d parameter</text:p>
          </table:table-cell>
        </table:table-row>
        <table:table-row table:style-name="Table7.1">
          <table:table-cell table:style-name="Table7.A1" office:value-type="string">
            <text:p text:style-name="P147">DECIMAL(size,d)</text:p>
          </table:table-cell>
          <table:table-cell table:style-name="Table7.A1" office:value-type="string">
            <text:p text:style-name="P147">A DOUBLE stored as a string , allowing for a fixed decimal point. The maximum number of digits may be specified in the size parameter. The maximum number of digits to the right of the decimal point is specified in the d parameter</text:p>
          </table:table-cell>
        </table:table-row>
      </table:table>
      <text:p text:style-name="P86"/>
      <text:p text:style-name="P135">Date Types :</text:p>
      <text:p text:style-name="P86"/>
      <table:table table:name="Table8" table:style-name="Table8">
        <table:table-column table:style-name="Table8.A"/>
        <table:table-column table:style-name="Table8.B"/>
        <table:table-row table:style-name="Table8.1">
          <table:table-cell table:style-name="Table8.A1" office:value-type="string">
            <text:p text:style-name="P152">Data type</text:p>
          </table:table-cell>
          <table:table-cell table:style-name="Table8.A1" office:value-type="string">
            <text:p text:style-name="P152">Description</text:p>
          </table:table-cell>
        </table:table-row>
        <table:table-row table:style-name="Table8.2">
          <table:table-cell table:style-name="Table8.A1" office:value-type="string">
            <text:p text:style-name="P147">DATE()</text:p>
          </table:table-cell>
          <table:table-cell table:style-name="Table8.A1" office:value-type="string">
            <text:p text:style-name="P151">A date. Format: YYYY-MM-DD</text:p>
            <text:p text:style-name="P151"><text:span text:style-name="T7">Note:</text:span> The supported range is from '1000-01-01' to '9999-12-31'</text:p>
          </table:table-cell>
        </table:table-row>
        <table:table-row table:style-name="Table8.1">
          <table:table-cell table:style-name="Table8.A1" office:value-type="string">
            <text:p text:style-name="P147">DATETIME()</text:p>
          </table:table-cell>
          <table:table-cell table:style-name="Table8.A1" office:value-type="string">
            <text:p text:style-name="P151">*A date and time combination. Format: YYYY-MM-DD HH:MI:SS</text:p>
            <text:p text:style-name="P151"><text:span text:style-name="T7">Note:</text:span> The supported range is from '1000-01-01 00:00:00' to '9999-12-31 23:59:59'</text:p>
          </table:table-cell>
        </table:table-row>
        <table:table-row table:style-name="Table8.2">
          <table:table-cell table:style-name="Table8.A1" office:value-type="string">
            <text:p text:style-name="P147">TIMESTAMP()</text:p>
          </table:table-cell>
          <table:table-cell table:style-name="Table8.A1" office:value-type="string">
            <text:p text:style-name="P151">*A timestamp. TIMESTAMP values are stored as the number of seconds since the Unix epoch ('1970-01-01 00:00:00' UTC). Format: YYYY-MM-DD HH:MI:SS</text:p>
            <text:p text:style-name="P151"><text:span text:style-name="T7">Note:</text:span> The supported range is from '1970-01-01 00:00:01' UTC to '2038-01-09 03:14:07' UTC</text:p>
          </table:table-cell>
        </table:table-row>
        <table:table-row table:style-name="Table8.1">
          <table:table-cell table:style-name="Table8.A1" office:value-type="string">
            <text:p text:style-name="P147">TIME()</text:p>
          </table:table-cell>
          <table:table-cell table:style-name="Table8.A1" office:value-type="string">
            <text:p text:style-name="P151">A time. Format: HH:MI:SS</text:p>
            <text:p text:style-name="P151"><text:span text:style-name="T7">Note:</text:span> The supported range is from '-838:59:59' to '838:59:59'</text:p>
          </table:table-cell>
        </table:table-row>
        <table:table-row table:style-name="Table8.2">
          <table:table-cell table:style-name="Table8.A1" office:value-type="string">
            <text:p text:style-name="P147">YEAR()</text:p>
          </table:table-cell>
          <table:table-cell table:style-name="Table8.A1" office:value-type="string">
            <text:p text:style-name="P151">A year in two-digit or four-digit format.</text:p>
            <text:p text:style-name="P151"><text:span text:style-name="T7">Note:</text:span> Values allowed in four-digit format: 1901 to 2155. Values allowed in two-digit format: 70 to 69, representing years from 1970 to 2069</text:p>
          </table:table-cell>
        </table:table-row>
      </table:table>
      <text:p text:style-name="P86"/>
      <text:p text:style-name="P135">String Types :</text:p>
      <text:p text:style-name="P8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2">Data type</text:p>
          </table:table-cell>
          <table:table-cell table:style-name="Table9.A1" office:value-type="string">
            <text:p text:style-name="P152">Description</text:p>
          </table:table-cell>
          <table:table-cell table:style-name="Table9.A1" office:value-type="string">
            <text:p text:style-name="P152">Storage</text:p>
          </table:table-cell>
        </table:table-row>
        <table:table-row table:style-name="Table9.2">
          <table:table-cell table:style-name="Table9.A1" office:value-type="string">
            <text:p text:style-name="P147">char(n)</text:p>
          </table:table-cell>
          <table:table-cell table:style-name="Table9.A1" office:value-type="string">
            <text:p text:style-name="P147">Fixed width character string. Maximum 8,000 characters</text:p>
          </table:table-cell>
          <table:table-cell table:style-name="Table9.A1" office:value-type="string">
            <text:p text:style-name="P147">Defined width</text:p>
          </table:table-cell>
        </table:table-row>
        <table:table-row table:style-name="Table9.1">
          <table:table-cell table:style-name="Table9.A1" office:value-type="string">
            <text:p text:style-name="P147">varchar(n)</text:p>
          </table:table-cell>
          <table:table-cell table:style-name="Table9.A1" office:value-type="string">
            <text:p text:style-name="P147">Variable width character string. Maximum 8,000 characters</text:p>
          </table:table-cell>
          <table:table-cell table:style-name="Table9.A1" office:value-type="string">
            <text:p text:style-name="P147">2 bytes + number of chars</text:p>
          </table:table-cell>
        </table:table-row>
        <table:table-row table:style-name="Table9.2">
          <table:table-cell table:style-name="Table9.A1" office:value-type="string">
            <text:p text:style-name="P147">varchar(max)</text:p>
          </table:table-cell>
          <table:table-cell table:style-name="Table9.A1" office:value-type="string">
            <text:p text:style-name="P147">Variable width character string. Maximum 1,073,741,824 characters</text:p>
          </table:table-cell>
          <table:table-cell table:style-name="Table9.A1" office:value-type="string">
            <text:p text:style-name="P147">2 bytes + number of chars</text:p>
          </table:table-cell>
        </table:table-row>
        <table:table-row table:style-name="Table9.1">
          <table:table-cell table:style-name="Table9.A1" office:value-type="string">
            <text:p text:style-name="P147">text</text:p>
          </table:table-cell>
          <table:table-cell table:style-name="Table9.A1" office:value-type="string">
            <text:p text:style-name="P147">Variable width character string. Maximum 2GB of text data</text:p>
          </table:table-cell>
          <table:table-cell table:style-name="Table9.A1" office:value-type="string">
            <text:p text:style-name="P147">4 bytes + number of chars</text:p>
          </table:table-cell>
        </table:table-row>
        <table:table-row table:style-name="Table9.2">
          <table:table-cell table:style-name="Table9.A1" office:value-type="string">
            <text:p text:style-name="P147">nchar</text:p>
          </table:table-cell>
          <table:table-cell table:style-name="Table9.A1" office:value-type="string">
            <text:p text:style-name="P147">Fixed width Unicode string. Maximum 4,000 characters</text:p>
          </table:table-cell>
          <table:table-cell table:style-name="Table9.A1" office:value-type="string">
            <text:p text:style-name="P147">Defined width x 2</text:p>
          </table:table-cell>
        </table:table-row>
        <table:table-row table:style-name="Table9.1">
          <table:table-cell table:style-name="Table9.A1" office:value-type="string">
            <text:p text:style-name="P147">nvarchar</text:p>
          </table:table-cell>
          <table:table-cell table:style-name="Table9.A1" office:value-type="string">
            <text:p text:style-name="P147">Variable width Unicode string. Maximum 4,000 characters</text:p>
          </table:table-cell>
          <table:table-cell table:style-name="Table9.A1" office:value-type="string">
            <text:p text:style-name="P147"> </text:p>
          </table:table-cell>
        </table:table-row>
        <table:table-row table:style-name="Table9.2">
          <table:table-cell table:style-name="Table9.A1" office:value-type="string">
            <text:p text:style-name="P147">nvarchar(max)</text:p>
          </table:table-cell>
          <table:table-cell table:style-name="Table9.A1" office:value-type="string">
            <text:p text:style-name="P147">Variable width Unicode string. Maximum 536,870,912 characters</text:p>
          </table:table-cell>
          <table:table-cell table:style-name="Table9.A1" office:value-type="string">
            <text:p text:style-name="P147"> </text:p>
          </table:table-cell>
        </table:table-row>
        <table:table-row table:style-name="Table9.1">
          <table:table-cell table:style-name="Table9.A1" office:value-type="string">
            <text:p text:style-name="P147">ntext</text:p>
          </table:table-cell>
          <table:table-cell table:style-name="Table9.A1" office:value-type="string">
            <text:p text:style-name="P147">Variable width Unicode string. Maximum 2GB of text data</text:p>
          </table:table-cell>
          <table:table-cell table:style-name="Table9.A1" office:value-type="string">
            <text:p text:style-name="P147"> </text:p>
          </table:table-cell>
        </table:table-row>
        <table:table-row table:style-name="Table9.2">
          <table:table-cell table:style-name="Table9.A1" office:value-type="string">
            <text:p text:style-name="P147">bit</text:p>
          </table:table-cell>
          <table:table-cell table:style-name="Table9.A1" office:value-type="string">
            <text:p text:style-name="P147">Allows 0, 1, or NULL</text:p>
          </table:table-cell>
          <table:table-cell table:style-name="Table9.A1" office:value-type="string">
            <text:p text:style-name="P147"> </text:p>
          </table:table-cell>
        </table:table-row>
        <table:table-row table:style-name="Table9.1">
          <table:table-cell table:style-name="Table9.A1" office:value-type="string">
            <text:p text:style-name="P147">binary(n)</text:p>
          </table:table-cell>
          <table:table-cell table:style-name="Table9.A1" office:value-type="string">
            <text:p text:style-name="P147">Fixed width binary string. Maximum 8,000 bytes</text:p>
          </table:table-cell>
          <table:table-cell table:style-name="Table9.A1" office:value-type="string">
            <text:p text:style-name="P147"> </text:p>
          </table:table-cell>
        </table:table-row>
        <table:table-row table:style-name="Table9.2">
          <table:table-cell table:style-name="Table9.A1" office:value-type="string">
            <text:p text:style-name="P147">varbinary</text:p>
          </table:table-cell>
          <table:table-cell table:style-name="Table9.A1" office:value-type="string">
            <text:p text:style-name="P147">Variable width binary string. Maximum 8,000 bytes</text:p>
          </table:table-cell>
          <table:table-cell table:style-name="Table9.A1" office:value-type="string">
            <text:p text:style-name="P147"> </text:p>
          </table:table-cell>
        </table:table-row>
        <text:soft-page-break/>
        <table:table-row table:style-name="Table9.1">
          <table:table-cell table:style-name="Table9.A1" office:value-type="string">
            <text:p text:style-name="P147">varbinary(max)</text:p>
          </table:table-cell>
          <table:table-cell table:style-name="Table9.A1" office:value-type="string">
            <text:p text:style-name="P147">Variable width binary string. Maximum 2GB</text:p>
          </table:table-cell>
          <table:table-cell table:style-name="Table9.A1" office:value-type="string">
            <text:p text:style-name="P147"> </text:p>
          </table:table-cell>
        </table:table-row>
        <table:table-row table:style-name="Table9.2">
          <table:table-cell table:style-name="Table9.A1" office:value-type="string">
            <text:p text:style-name="P147">image</text:p>
          </table:table-cell>
          <table:table-cell table:style-name="Table9.A1" office:value-type="string">
            <text:p text:style-name="P147">Variable width binary string. Maximum 2GB</text:p>
          </table:table-cell>
          <table:table-cell table:style-name="Table9.C14" office:value-type="string">
            <text:p text:style-name="P150"/>
          </table:table-cell>
        </table:table-row>
      </table:table>
      <text:p text:style-name="P86"/>
      <text:p text:style-name="P135">Date Types :</text:p>
      <text:p text:style-name="P86"/>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2">Data type</text:p>
          </table:table-cell>
          <table:table-cell table:style-name="Table10.A1" office:value-type="string">
            <text:p text:style-name="P152">Description</text:p>
          </table:table-cell>
          <table:table-cell table:style-name="Table10.A1" office:value-type="string">
            <text:p text:style-name="P152">Storage</text:p>
          </table:table-cell>
        </table:table-row>
        <table:table-row table:style-name="Table10.2">
          <table:table-cell table:style-name="Table10.A1" office:value-type="string">
            <text:p text:style-name="P147">datetime</text:p>
          </table:table-cell>
          <table:table-cell table:style-name="Table10.A1" office:value-type="string">
            <text:p text:style-name="P147">From January 1, 1753 to December 31, 9999 with an accuracy of 3.33 milliseconds</text:p>
          </table:table-cell>
          <table:table-cell table:style-name="Table10.A1" office:value-type="string">
            <text:p text:style-name="P147">8 bytes</text:p>
          </table:table-cell>
        </table:table-row>
        <table:table-row table:style-name="Table10.1">
          <table:table-cell table:style-name="Table10.A1" office:value-type="string">
            <text:p text:style-name="P147">datetime2</text:p>
          </table:table-cell>
          <table:table-cell table:style-name="Table10.A1" office:value-type="string">
            <text:p text:style-name="P147">From January 1, 0001 to December 31, 9999 with an accuracy of 100 nanoseconds</text:p>
          </table:table-cell>
          <table:table-cell table:style-name="Table10.A1" office:value-type="string">
            <text:p text:style-name="P147">6-8 bytes</text:p>
          </table:table-cell>
        </table:table-row>
        <table:table-row table:style-name="Table10.2">
          <table:table-cell table:style-name="Table10.A1" office:value-type="string">
            <text:p text:style-name="P147">smalldatetime</text:p>
          </table:table-cell>
          <table:table-cell table:style-name="Table10.A1" office:value-type="string">
            <text:p text:style-name="P147">From January 1, 1900 to June 6, 2079 with an accuracy of 1 minute</text:p>
          </table:table-cell>
          <table:table-cell table:style-name="Table10.A1" office:value-type="string">
            <text:p text:style-name="P147">4 bytes</text:p>
          </table:table-cell>
        </table:table-row>
        <table:table-row table:style-name="Table10.1">
          <table:table-cell table:style-name="Table10.A1" office:value-type="string">
            <text:p text:style-name="P147">date</text:p>
          </table:table-cell>
          <table:table-cell table:style-name="Table10.A1" office:value-type="string">
            <text:p text:style-name="P147">Store a date only. From January 1, 0001 to December 31, 9999</text:p>
          </table:table-cell>
          <table:table-cell table:style-name="Table10.A1" office:value-type="string">
            <text:p text:style-name="P147">3 bytes</text:p>
          </table:table-cell>
        </table:table-row>
        <table:table-row table:style-name="Table10.2">
          <table:table-cell table:style-name="Table10.A1" office:value-type="string">
            <text:p text:style-name="P147">time</text:p>
          </table:table-cell>
          <table:table-cell table:style-name="Table10.A1" office:value-type="string">
            <text:p text:style-name="P147">Store a time only to an accuracy of 100 nanoseconds</text:p>
          </table:table-cell>
          <table:table-cell table:style-name="Table10.A1" office:value-type="string">
            <text:p text:style-name="P147">3-5 bytes</text:p>
          </table:table-cell>
        </table:table-row>
        <table:table-row table:style-name="Table10.1">
          <table:table-cell table:style-name="Table10.A1" office:value-type="string">
            <text:p text:style-name="P147">datetimeoffset</text:p>
          </table:table-cell>
          <table:table-cell table:style-name="Table10.A1" office:value-type="string">
            <text:p text:style-name="P147">The same as datetime2 with the addition of a time zone offset</text:p>
          </table:table-cell>
          <table:table-cell table:style-name="Table10.A1" office:value-type="string">
            <text:p text:style-name="P147">8-10 bytes</text:p>
          </table:table-cell>
        </table:table-row>
        <table:table-row table:style-name="Table10.2">
          <table:table-cell table:style-name="Table10.A1" office:value-type="string">
            <text:p text:style-name="P147">timestamp</text:p>
          </table:table-cell>
          <table:table-cell table:style-name="Table10.A1" office:value-type="string">
            <text:p text:style-name="P147">Stores a unique number that gets updated every time a row gets created or modified. The timestamp value is based upon an internal clock and does not correspond to real time. Each table may have only one timestamp variable</text:p>
          </table:table-cell>
          <table:table-cell table:style-name="Table10.C8" office:value-type="string">
            <text:p text:style-name="P150"/>
          </table:table-cell>
        </table:table-row>
      </table:table>
      <text:p text:style-name="P86"/>
      <text:p text:style-name="P135">Other Data Types :</text:p>
      <text:p text:style-name="P86"/>
      <table:table table:name="Table11" table:style-name="Table11">
        <table:table-column table:style-name="Table11.A"/>
        <table:table-column table:style-name="Table11.B"/>
        <table:table-row table:style-name="Table11.1">
          <table:table-cell table:style-name="Table11.A1" office:value-type="string">
            <text:p text:style-name="P152">Data type</text:p>
          </table:table-cell>
          <table:table-cell table:style-name="Table11.A1" office:value-type="string">
            <text:p text:style-name="P152">Description</text:p>
          </table:table-cell>
        </table:table-row>
        <table:table-row table:style-name="Table11.2">
          <table:table-cell table:style-name="Table11.A1" office:value-type="string">
            <text:p text:style-name="P147">sql_variant</text:p>
          </table:table-cell>
          <table:table-cell table:style-name="Table11.A1" office:value-type="string">
            <text:p text:style-name="P147">Stores up to 8,000 bytes of data of various data types, except text, ntext, and timestamp</text:p>
          </table:table-cell>
        </table:table-row>
        <table:table-row table:style-name="Table11.1">
          <table:table-cell table:style-name="Table11.A1" office:value-type="string">
            <text:p text:style-name="P147">uniqueidentifier</text:p>
          </table:table-cell>
          <table:table-cell table:style-name="Table11.A1" office:value-type="string">
            <text:p text:style-name="P147">Stores a globally unique identifier (GUID)</text:p>
          </table:table-cell>
        </table:table-row>
        <table:table-row table:style-name="Table11.2">
          <table:table-cell table:style-name="Table11.A1" office:value-type="string">
            <text:p text:style-name="P147">xml</text:p>
          </table:table-cell>
          <table:table-cell table:style-name="Table11.A1" office:value-type="string">
            <text:p text:style-name="P147">Stores XML formatted data. Maximum 2GB</text:p>
          </table:table-cell>
        </table:table-row>
        <table:table-row table:style-name="Table11.1">
          <table:table-cell table:style-name="Table11.A1" office:value-type="string">
            <text:p text:style-name="P147">cursor</text:p>
          </table:table-cell>
          <table:table-cell table:style-name="Table11.A1" office:value-type="string">
            <text:p text:style-name="P147">Stores a reference to a cursor used for database operations</text:p>
          </table:table-cell>
        </table:table-row>
        <table:table-row table:style-name="Table11.2">
          <table:table-cell table:style-name="Table11.A1" office:value-type="string">
            <text:p text:style-name="P147">table</text:p>
          </table:table-cell>
          <table:table-cell table:style-name="Table11.A1" office:value-type="string">
            <text:p text:style-name="P147">Stores a result-set for later processing</text:p>
          </table:table-cell>
        </table:table-row>
      </table:table>
      <text:p text:style-name="P86"/>
      <text:p text:style-name="P134">SQL Function</text:p>
      <text:p text:style-name="P85"/>
      <text:p text:style-name="P136">Avg Function</text:p>
      <text:p text:style-name="P136"/>
      <text:p text:style-name="P87">1. select avg (column_name) from table_name ;</text:p>
      <text:p text:style-name="P87"/>
      <text:p text:style-name="P137">Description :</text:p>
      <text:p text:style-name="P87">1. This query will give you the average value of the column which you select .</text:p>
      <text:p text:style-name="P87"/>
      <text:p text:style-name="P137">Example :</text:p>
      <text:p text:style-name="P87">1. select avg (price) <text:s/>as PriceAverage from Products ;</text:p>
      <text:p text:style-name="P87"/>
      <text:p text:style-name="P87"><text:s/></text:p>
      <text:p text:style-name="P136"><text:soft-page-break/>Count Function</text:p>
      <text:p text:style-name="P137"/>
      <text:p text:style-name="P87">1. select count (column_name ) from table_name ;</text:p>
      <text:p text:style-name="P87"/>
      <text:p text:style-name="P137">Description :</text:p>
      <text:p text:style-name="P87">1. This function will give you the <text:span text:style-name="T51">number of row in a </text:span><text:s/>column which you selected.</text:p>
      <text:p text:style-name="P87"/>
      <text:p text:style-name="P137">Example : </text:p>
      <text:p text:style-name="P87">1. <text:span text:style-name="T50">select count ( CustomerId ) as OrderFromCustomer from Orders ;</text:span></text:p>
      <text:p text:style-name="P88">2. select count ( distinct CustomerId ) as OrderFromCustomer from Orders ;</text:p>
      <text:p text:style-name="P88"/>
      <text:p text:style-name="P138">First Function</text:p>
      <text:p text:style-name="P138"/>
      <text:p text:style-name="P89">1. This function is the alternative of the Limit Query in the Mysql server.</text:p>
      <text:p text:style-name="P89">2. You will find Limit Query above.</text:p>
      <text:p text:style-name="P89"/>
      <text:p text:style-name="P138">Last Function</text:p>
      <text:p text:style-name="P139"/>
      <text:p text:style-name="P89">1. There is no last function in the Mysql server but here is the alternative for this.</text:p>
      <text:p text:style-name="P89"/>
      <text:p text:style-name="P139">Example :</text:p>
      <text:p text:style-name="P89">1. select CustomerName from Customer ordre by CustomerId desc limit 1;</text:p>
      <text:p text:style-name="P89"/>
      <text:p text:style-name="P138">Max Function</text:p>
      <text:p text:style-name="P138"/>
      <text:p text:style-name="P89">1. select max ( column_name ) from table_name ;</text:p>
      <text:p text:style-name="P89"/>
      <text:p text:style-name="P139">Description :</text:p>
      <text:p text:style-name="P89">1. This function will give you the maximum value which column you select .</text:p>
      <text:p text:style-name="P89"/>
      <text:p text:style-name="P139">Example :</text:p>
      <text:p text:style-name="P89">1. select max(price) as HigestPrice from Products ;</text:p>
      <text:p text:style-name="P89"/>
      <text:p text:style-name="P89"/>
      <text:p text:style-name="P89"/>
      <text:p text:style-name="P138"><text:soft-page-break/>Min Function</text:p>
      <text:p text:style-name="P138"/>
      <text:p text:style-name="P89">1. select min(column_name) from table_name ;</text:p>
      <text:p text:style-name="P89"/>
      <text:p text:style-name="P139">Description :</text:p>
      <text:p text:style-name="P89">1. This function will give you the min value which column you select .</text:p>
      <text:p text:style-name="P89"/>
      <text:p text:style-name="P139">Example : </text:p>
      <text:p text:style-name="P89">1. select min (price) as HigestPrice from Products ;</text:p>
      <text:p text:style-name="P88"/>
      <text:p text:style-name="P88"/>
      <text:p text:style-name="P138">Sum Function</text:p>
      <text:p text:style-name="P138"/>
      <text:p text:style-name="P89">1. select sum (column_name ) from <text:span text:style-name="T53">table</text:span>_name ;</text:p>
      <text:p text:style-name="P89"/>
      <text:p text:style-name="P139">Description :</text:p>
      <text:p text:style-name="P89">1. This function will give you the sum value of a column which you selected .</text:p>
      <text:p text:style-name="P89"/>
      <text:p text:style-name="P139">Example :</text:p>
      <text:p text:style-name="P89">1. select sum (Quantity) as TotalItemsOrdered Frrom OrdreDetails ;</text:p>
      <text:p text:style-name="P89"/>
      <text:p text:style-name="P140"><text:span text:style-name="T52">Group</text:span> By Funtion</text:p>
      <text:p text:style-name="P140"/>
      <text:p text:style-name="P90">1. select column_name , aggregate_function (column_nam) from table name where column_name operator value group by column_name ;</text:p>
      <text:p text:style-name="P90"/>
      <text:p text:style-name="P141">Description : </text:p>
      <text:p text:style-name="P90">1. This function is used in conjunction with the aggregate functions to group reslut-set by one or more columns</text:p>
      <text:p text:style-name="P90">2. When you use an aggregate function and want to show the value in the different column then you need to use group by funcion.</text:p>
      <text:p text:style-name="P90"/>
      <text:p text:style-name="P141">Example :</text:p>
      <text:p text:style-name="P30"><text:span text:style-name="T22">1. </text:span><text:span text:style-name="T23">select</text:span><text:span text:style-name="T15"> Shippers.ShipperName, </text:span><text:span text:style-name="T16">count</text:span><text:span text:style-name="T15">(Orders.OrderID) </text:span><text:span text:style-name="T16">as </text:span><text:span text:style-name="T15">NumberOfOrders </text:span><text:span text:style-name="T16">from</text:span><text:span text:style-name="T15"> Orders </text:span><text:span text:style-name="T34">left join</text:span><text:span text:style-name="T15"> Shippers </text:span><text:span text:style-name="T34">on</text:span><text:span text:style-name="T15"> Orders.ShipperID=Shippers.ShipperID </text:span><text:span text:style-name="T34">group by</text:span><text:span text:style-name="T15"> ShipperName;</text:span></text:p>
      <text:p text:style-name="P90"/>
      <text:p text:style-name="P90"/>
      <text:p text:style-name="P159"><text:soft-page-break/>Having Function</text:p>
      <text:p text:style-name="P159"/>
      <text:p text:style-name="P154">1. select coulmn_name , aggregate_funtion (column_name) from table_nam where table_name where column_name operator value group by column_name havin aggregate_function (column_name) operator value ;</text:p>
      <text:p text:style-name="P154"/>
      <text:p text:style-name="P160">Description :</text:p>
      <text:p text:style-name="P154">1. This function is added to SQL because where clause is not working in aggregate function.</text:p>
      <text:p text:style-name="P154"/>
      <text:p text:style-name="P160">Example : </text:p>
      <text:p text:style-name="P154">1. select Emplyees.LastName , count (Orders.OrderID) as NumberOfOrders from (Orders inner join Employees on Orders.EmployeeID = Employees.EmployeeId ) group by LastName having count(Orders.OrderID) &gt; 10 ;</text:p>
      <text:p text:style-name="P154"/>
      <text:p text:style-name="P159">Ucase Function</text:p>
      <text:p text:style-name="P159"/>
      <text:p text:style-name="P154">1. select ucase (column_name ) from table_name ;</text:p>
      <text:p text:style-name="P154"/>
      <text:p text:style-name="P160">Description :</text:p>
      <text:p text:style-name="P154">1. This function converts the value of a field to uppercase .</text:p>
      <text:p text:style-name="P154"/>
      <text:p text:style-name="P160">Example :<text:line-break/><text:span text:style-name="T2">1. select ucase (</text:span><text:span text:style-name="T3">CustomerName</text:span><text:span text:style-name="T2">) </text:span><text:span text:style-name="T3">from Customers ;</text:span></text:p>
      <text:p text:style-name="P160"><text:span text:style-name="T3"/></text:p>
      <text:p text:style-name="P163">Lcase Function</text:p>
      <text:p text:style-name="P162"/>
      <text:p text:style-name="P155">1. select <text:span text:style-name="T54">l</text:span>case (column_name ) from table_name ;</text:p>
      <text:p text:style-name="P155"/>
      <text:p text:style-name="P161">Description :</text:p>
      <text:p text:style-name="P155">1. This function converts the value of a field to <text:span text:style-name="T54">lowercase</text:span> .</text:p>
      <text:p text:style-name="P155"/>
      <text:p text:style-name="P161">Example :<text:line-break/><text:span text:style-name="T2">1. select </text:span><text:span text:style-name="T3">l</text:span><text:span text:style-name="T2">case (</text:span><text:span text:style-name="T3">CustomerName</text:span><text:span text:style-name="T2">) </text:span><text:span text:style-name="T3">from Customers ;</text:span></text:p>
      <text:p text:style-name="P161"><text:span text:style-name="T3"/></text:p>
      <text:p text:style-name="P161"><text:span text:style-name="T3"/></text:p>
      <text:p text:style-name="P161"><text:span text:style-name="T3"/></text:p>
      <text:p text:style-name="P164"><text:soft-page-break/>Mid Function</text:p>
      <text:p text:style-name="P164"/>
      <text:p text:style-name="P156">1. select mid (column_name , start , length ) as some_name from table_name ;</text:p>
      <text:p text:style-name="P156"/>
      <text:p text:style-name="P172"><text:span text:style-name="T31">Description :</text:span></text:p>
      <text:p text:style-name="P170"><text:span text:style-name="T26">1. This function will give you a substring .</text:span></text:p>
      <text:p text:style-name="P170"><text:span text:style-name="T26"/></text:p>
      <text:p text:style-name="P173"><text:span text:style-name="T26">Example : </text:span></text:p>
      <text:p text:style-name="P170"><text:span text:style-name="T26">1. select mid (CustomerName , 1 , 4 ) from Customers ;</text:span></text:p>
      <text:p text:style-name="P170"><text:span text:style-name="T26"/></text:p>
      <text:p text:style-name="P174"><text:span text:style-name="T26">Length Function</text:span></text:p>
      <text:p text:style-name="P175"><text:span text:style-name="T26"/></text:p>
      <text:p text:style-name="P171"><text:span text:style-name="T26">1. select length( column_name ) from table_name ;</text:span></text:p>
      <text:p text:style-name="P171"><text:span text:style-name="T26"/></text:p>
      <text:p text:style-name="P175"><text:span text:style-name="T26">Description :</text:span></text:p>
      <text:p text:style-name="P171"><text:span text:style-name="T26">1. This function will give you the length of the value in a text field .</text:span></text:p>
      <text:p text:style-name="P171"><text:span text:style-name="T26"/></text:p>
      <text:p text:style-name="P175"><text:span text:style-name="T26">Example :</text:span></text:p>
      <text:p text:style-name="P171"><text:span text:style-name="T26">1. select length( Customer_name ) from Customers ;</text:span></text:p>
      <text:p text:style-name="P156"/>
      <text:p text:style-name="P165">Round Function</text:p>
      <text:p text:style-name="P165"/>
      <text:p text:style-name="P157">1. select round ( column_name , decimals ) from table_name ;</text:p>
      <text:p text:style-name="P157"/>
      <text:p text:style-name="P166">Description :</text:p>
      <text:p text:style-name="P157">1. This function will give the value after ( . ) Points as you select.</text:p>
      <text:p text:style-name="P157"/>
      <text:p text:style-name="P157"><text:span text:style-name="T8">Example :</text:span> </text:p>
      <text:p text:style-name="P157">1. select round(price, 0) from CustomerPrice ;</text:p>
      <text:p text:style-name="P157"/>
      <text:p text:style-name="P167">Now function</text:p>
      <text:p text:style-name="P167"/>
      <text:p text:style-name="P158">1. select now() from the table_name ;</text:p>
      <text:p text:style-name="P158"/>
      <text:p text:style-name="P168">Description :</text:p>
      <text:p text:style-name="P158">1. This function will give you the current time of your system .</text:p>
      <text:p text:style-name="P158"/>
      <text:p text:style-name="P158"/>
      <text:p text:style-name="P168"><text:soft-page-break/>Example :</text:p>
      <text:p text:style-name="P158">1. select ProductName , Price, now () as perDate from Products ;</text:p>
      <text:p text:style-name="P158"/>
      <text:p text:style-name="P167">Format Function</text:p>
      <text:p text:style-name="P168"/>
      <text:p text:style-name="P158">1. select format (column_name,format ) from table_name ;</text:p>
      <text:p text:style-name="P158"/>
      <text:p text:style-name="P158"><text:span text:style-name="T8">Description :</text:span> </text:p>
      <text:p text:style-name="P158">1. This function is used to format how a field is to be displayed.</text:p>
      <text:p text:style-name="P158"/>
      <text:p text:style-name="P168">Example :</text:p>
      <text:p text:style-name="P158">1. select ProductName , price , format ( now(), 'YYYY-MM-DD ) as Perdate from Products ;</text:p>
      <text:p text:style-name="P158"/>
      <text:p text:style-name="P169">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jan </meta:initial-creator>
    <meta:creation-date>2016-09-27T16:21:40.895801225</meta:creation-date>
    <dc:date>2016-10-01T21:30:54.316233079</dc:date>
    <dc:creator>Mijan </dc:creator>
    <meta:editing-duration>PT9H51M23S</meta:editing-duration>
    <meta:editing-cycles>46</meta:editing-cycles>
    <meta:generator>LibreOffice/5.0.3.2$Linux_x86 LibreOffice_project/00m0$Build-2</meta:generator>
    <meta:document-statistic meta:table-count="11" meta:image-count="0" meta:object-count="0" meta:page-count="24" meta:paragraph-count="736" meta:word-count="4460" meta:character-count="26744" meta:non-whitespace-character-count="22932"/>
  </office:meta>
</office:document-meta>
</file>